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itle">
      <style:text-properties officeooo:rsid="00087abb" officeooo:paragraph-rsid="00087abb"/>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left="1cm" fo:margin-right="1cm" fo:margin-top="0cm" fo:margin-bottom="0.499cm" style:contextual-spacing="false" fo:text-indent="0cm" style:auto-text-indent="false"/>
    </style:style>
    <style:style style:name="P4" style:family="paragraph" style:parent-style-name="Preformatted_20_Text">
      <style:text-properties fo:color="#99ccff" loext:opacity="100%"/>
    </style:style>
    <style:style style:name="P5" style:family="paragraph" style:parent-style-name="Preformatted_20_Text">
      <style:paragraph-properties fo:margin-top="0cm" fo:margin-bottom="0.499cm" style:contextual-spacing="false"/>
      <style:text-properties officeooo:paragraph-rsid="00097a62"/>
    </style:style>
    <style:style style:name="P6" style:family="paragraph" style:parent-style-name="Preformatted_20_Text">
      <style:paragraph-properties fo:margin-top="0cm" fo:margin-bottom="0.499cm" style:contextual-spacing="false"/>
      <style:text-properties style:font-name="Liberation Serif" fo:font-size="14pt" fo:font-weight="bold" officeooo:paragraph-rsid="00097a62" style:font-name-asian="Noto Serif CJK SC" style:font-size-asian="14pt" style:font-weight-asian="bold" style:font-name-complex="Lohit Devanagari1" style:font-size-complex="1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margin-top="0cm" fo:margin-bottom="0cm" style:contextual-spacing="false"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2">
      <style:paragraph-properties fo:margin-top="0cm" fo:margin-bottom="0cm" style:contextual-spacing="false" fo:text-align="justify" style:justify-single-word="false"/>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paragraph-properties fo:margin-top="0cm" fo:margin-bottom="0cm" style:contextual-spacing="false" fo:text-align="justify" style:justify-single-word="false"/>
    </style:style>
    <style:style style:name="P13" style:family="paragraph" style:parent-style-name="Text_20_body" style:list-style-name="L3">
      <style:paragraph-properties fo:text-align="justify" style:justify-single-word="false"/>
    </style:style>
    <style:style style:name="T1" style:family="text">
      <style:text-properties fo:color="#0090d3" loext:opacity="100%"/>
    </style:style>
    <style:style style:name="T2" style:family="text">
      <style:text-properties fo:color="#0090d3" loext:opacity="100%" fo:language="es" fo:country="ES"/>
    </style:style>
    <style:style style:name="T3" style:family="text">
      <style:text-properties fo:color="#0090d3" loext:opacity="100%" fo:language="es" fo:country="ES" officeooo:rsid="00097a62"/>
    </style:style>
    <style:style style:name="T4" style:family="text">
      <style:text-properties fo:color="#0090d3" loext:opacity="100%" fo:language="es" fo:country="ES" officeooo:rsid="000a2892"/>
    </style:style>
    <style:style style:name="T5" style:family="text">
      <style:text-properties fo:color="#0090d3" loext:opacity="100%" fo:language="es" fo:country="ES" fo:font-style="italic" officeooo:rsid="000a2892" style:font-style-asian="italic" style:font-style-complex="italic"/>
    </style:style>
    <style:style style:name="T6" style:family="text">
      <style:text-properties fo:color="#0090d3" loext:opacity="100%" officeooo:rsid="00097a62"/>
    </style:style>
    <style:style style:name="T7" style:family="text">
      <style:text-properties fo:color="#0090d3" loext:opacity="100%" officeooo:rsid="000a2892"/>
    </style:style>
    <style:style style:name="T8" style:family="text">
      <style:text-properties fo:color="#808080" loext:opacity="100%" fo:language="es" fo:country="ES"/>
    </style:style>
    <style:style style:name="T9" style:family="text">
      <style:text-properties fo:color="#808080" loext:opacity="100%" fo:language="es" fo:country="ES" officeooo:rsid="00097a62"/>
    </style:style>
    <style:style style:name="T10" style:family="text">
      <style:text-properties fo:language="es" fo:country="ES"/>
    </style:style>
    <style:style style:name="T11" style:family="text">
      <style:text-properties fo:color="#99ccff" loext:opacity="100%"/>
    </style:style>
    <style:style style:name="T12" style:family="text">
      <style:text-properties fo:color="#99ccff" loext:opacity="100%" fo:language="es" fo:country="ES"/>
    </style:style>
    <style:style style:name="T13" style:family="text">
      <style:text-properties fo:color="#99ccff" loext:opacity="100%" fo:language="es" fo:country="ES" officeooo:rsid="00097a62"/>
    </style:style>
    <style:style style:name="T14" style:family="text">
      <style:text-properties fo:color="#99ccff" loext:opacity="100%" fo:language="es" fo:country="ES" officeooo:rsid="000a2892"/>
    </style:style>
    <style:style style:name="T15" style:family="text">
      <style:text-properties fo:color="#000080" loext:opacity="100%"/>
    </style:style>
    <style:style style:name="T16" style:family="text">
      <style:text-properties fo:color="#000080" loext:opacity="100%" fo:language="es" fo:country="ES"/>
    </style:style>
    <style:style style:name="T17" style:family="text">
      <style:text-properties fo:color="#ff00ff" loext:opacity="100%"/>
    </style:style>
    <style:style style:name="T18" style:family="text">
      <style:text-properties fo:color="#ff00ff" loext:opacity="100%" fo:language="es" fo:country="ES"/>
    </style:style>
    <style:style style:name="T19" style:family="text">
      <style:text-properties fo:color="#003366" loext:opacity="100%" fo:language="es" fo:country="ES"/>
    </style:style>
    <style:style style:name="T20" style:family="text">
      <style:text-properties fo:color="#008000" loext:opacity="100%"/>
    </style:style>
    <style:style style:name="T21" style:family="text">
      <style:text-properties fo:color="#008000" loext:opacity="100%" fo:language="es" fo:country="ES"/>
    </style:style>
    <style:style style:name="T22" style:family="text">
      <style:text-properties fo:color="#ff6600" loext:opacity="100%"/>
    </style:style>
    <style:style style:name="T23" style:family="text">
      <style:text-properties fo:color="#ff6600" loext:opacity="100%" fo:language="es" fo:country="ES"/>
    </style:style>
    <style:style style:name="T24" style:family="text">
      <style:text-properties fo:color="#cc99ff" loext:opacity="100%"/>
    </style:style>
    <style:style style:name="T25" style:family="text">
      <style:text-properties fo:color="#cc99ff" loext:opacity="100%" fo:language="es" fo:country="ES"/>
    </style:style>
    <style:style style:name="T26" style:family="text">
      <style:text-properties fo:color="#ff0000" loext:opacity="100%"/>
    </style:style>
    <style:style style:name="T27" style:family="text">
      <style:text-properties fo:color="#ff0000" loext:opacity="100%" fo:language="es" fo:country="ES"/>
    </style:style>
    <style:style style:name="T28" style:family="text">
      <style:text-properties fo:color="#00ff00" loext:opacity="100%" fo:language="es" fo:country="ES"/>
    </style:style>
    <style:style style:name="T29" style:family="text">
      <style:text-properties fo:color="#800080" loext:opacity="100%"/>
    </style:style>
    <style:style style:name="T30" style:family="text">
      <style:text-properties fo:color="#800080" loext:opacity="100%" fo:language="es" fo:country="ES"/>
    </style:style>
    <style:style style:name="T31" style:family="text">
      <style:text-properties fo:color="#ff99cc" loext:opacity="100%"/>
    </style:style>
    <style:style style:name="T32" style:family="text">
      <style:text-properties fo:color="#ff99cc" loext:opacity="100%" fo:language="es" fo:country="ES"/>
    </style:style>
    <style:style style:name="T33" style:family="text">
      <style:text-properties officeooo:rsid="00097a62"/>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ando awk</text:p>
      <text:h text:style-name="Heading_20_2" text:outline-level="2">¿QUÉ NOS PERMITE REALIZAR EL COMANDO AWK?</text:h>
      <text:p text:style-name="P7">Los usos básicos que podemos dar al comando Awk son los siguientes:</text:p>
      <text:list xml:id="list45753526" text:style-name="L1">
        <text:list-item>
          <text:p text:style-name="P8">Buscar palabras y patrones de palabras y reemplazarlos por otras palabras y/o patrones. </text:p>
        </text:list-item>
        <text:list-item>
          <text:p text:style-name="P8">Hacer operaciones matemáticas. </text:p>
        </text:list-item>
        <text:list-item>
          <text:p text:style-name="P8">Procesar texto y mostrar las líneas y columnas que cumplen con determinadas condiciones. </text:p>
        </text:list-item>
        <text:list-item>
          <text:p text:style-name="P9">Etc.</text:p>
        </text:list-item>
      </text:list>
      <text:p text:style-name="P7"><text:span text:style-name="Strong_20_Emphasis">Nota:</text:span> En términos generales el comando awk permite procesar y modificar el texto según nuestras necesidades.</text:p>
      <text:h text:style-name="Heading_20_2" text:outline-level="2">MOSTRAR EN PANTALLA LAS COLUMNAS QUE QUERAMOS</text:h>
      <text:p text:style-name="P7">A continuación veremos una serie de ejemplos que nos ayudarán a comprender como podemos manipular las columnas con el comando <text:span text:style-name="Source_20_Text"><text:span text:style-name="T1">awk</text:span></text:span></text:p>
      <text:h text:style-name="Heading_20_3" text:outline-level="3">Extraer las columnas que queramos de un determinado texto</text:h>
      <text:p text:style-name="P7">El comando Awk nos permite seleccionar una columna determinada y mostrarla en pantalla. En mi caso ejecutando el comando <text:span text:style-name="Source_20_Text"><text:span text:style-name="T1">ps</text:span></text:span> obtengo la siguiente salida:</text:p>
      <text:p text:style-name="Preformatted_20_Text"><text:span text:style-name="Source_20_Text"><text:span text:style-name="T8">$</text:span></text:span><text:span text:style-name="Source_20_Text"><text:span text:style-name="T10"> </text:span></text:span><text:span text:style-name="Source_20_Text"><text:span text:style-name="T2">ps</text:span></text:span></text:p>
      <text:p text:style-name="Preformatted_20_Text"><text:span text:style-name="Source_20_Text"><text:span text:style-name="T11"><text:s text:c="4"/></text:span></text:span><text:span text:style-name="Source_20_Text"><text:span text:style-name="T12">PID TTY <text:s text:c="9"/>TIME CMD</text:span></text:span></text:p>
      <text:p text:style-name="Preformatted_20_Text"><text:span text:style-name="Source_20_Text"><text:span text:style-name="T11"><text:s/></text:span></text:span><text:span text:style-name="Source_20_Text"><text:span text:style-name="T12">636856 pts/1 <text:s text:c="3"/>00:00:00 bash</text:span></text:span></text:p>
      <text:p text:style-name="P2"><text:span text:style-name="Source_20_Text"><text:span text:style-name="T11"><text:s/></text:span></text:span><text:span text:style-name="Source_20_Text"><text:span text:style-name="T12">636889 pts/1 <text:s text:c="3"/>00:00:00 ps</text:span></text:span></text:p>
      <text:p text:style-name="P7">Si únicamente queremos mostrar la columna PID ejecutaremos un comando del siguiente tipo:</text:p>
      <text:p text:style-name="P3"><text:span text:style-name="Strong_20_Emphasis"><text:span text:style-name="T2">ps | awk </text:span></text:span><text:span text:style-name="Strong_20_Emphasis"><text:span text:style-name="T16">'{print </text:span></text:span><text:span text:style-name="Strong_20_Emphasis"><text:span text:style-name="T18">$num_columna</text:span></text:span><text:span text:style-name="Strong_20_Emphasis"><text:span text:style-name="T16">}'</text:span></text:span></text:p>
      <text:p text:style-name="P7">Como el número de columna es la <text:span text:style-name="T17">1</text:span> entonces ejecutaremos el siguiente comando obteniendo el siguiente resultado.</text:p>
      <text:p text:style-name="Preformatted_20_Text"><text:span text:style-name="Source_20_Text"><text:span text:style-name="T8">$</text:span></text:span><text:span text:style-name="Source_20_Text"><text:span text:style-name="T10"> </text:span></text:span><text:span text:style-name="Source_20_Text"><text:span text:style-name="T2">ps | awk </text:span></text:span><text:span text:style-name="Source_20_Text"><text:span text:style-name="T16">'{print </text:span></text:span><text:span text:style-name="Source_20_Text"><text:span text:style-name="T18">$1</text:span></text:span><text:span text:style-name="Source_20_Text"><text:span text:style-name="T16">}'</text:span></text:span></text:p>
      <text:p text:style-name="Preformatted_20_Text"><text:span text:style-name="Source_20_Text"><text:span text:style-name="T12">PID</text:span></text:span></text:p>
      <text:p text:style-name="Preformatted_20_Text"><text:span text:style-name="Source_20_Text"><text:span text:style-name="T12">636856</text:span></text:span></text:p>
      <text:p text:style-name="Preformatted_20_Text"><text:span text:style-name="Source_20_Text"><text:span text:style-name="T12">637797</text:span></text:span></text:p>
      <text:p text:style-name="P2"><text:span text:style-name="Source_20_Text"><text:span text:style-name="T12">637798</text:span></text:span></text:p>
      <text:p text:style-name="P7"><text:span text:style-name="Strong_20_Emphasis">Nota:</text:span> Colocamos <text:span text:style-name="Source_20_Text"><text:span text:style-name="T15">'{}'</text:span></text:span> y dentro de las llaves que introducimos/escribimos la acción que queremos realizar que en este caso es imprimir la columna <text:span text:style-name="T17">1</text:span>.</text:p>
      <text:p text:style-name="P7"><text:span text:style-name="Strong_20_Emphasis">Nota:</text:span> El delimitador por defecto de awk es el espacio. Por lo tanto cada espacio que haya en la salida de texto será considerado como un cambio de columna. Más adelante verán que se puede cambiar el delimitador por defecto.</text:p>
      <text:p text:style-name="P7">Si en vez de la primera columna quisiéramos imprimir la segunda ejecutaríamos el siguiente comando:</text:p>
      <text:p text:style-name="Preformatted_20_Text"><text:soft-page-break/><text:span text:style-name="Source_20_Text"><text:span text:style-name="T8">$</text:span></text:span><text:span text:style-name="Source_20_Text"><text:span text:style-name="T10"> </text:span></text:span><text:span text:style-name="Source_20_Text"><text:span text:style-name="T2">ps | awk </text:span></text:span><text:span text:style-name="Source_20_Text"><text:span text:style-name="T19">'{print </text:span></text:span><text:span text:style-name="Source_20_Text"><text:span text:style-name="T18">$2</text:span></text:span><text:span text:style-name="Source_20_Text"><text:span text:style-name="T19">}'</text:span></text:span></text:p>
      <text:p text:style-name="Preformatted_20_Text"><text:span text:style-name="Source_20_Text"><text:span text:style-name="T12">TTY</text:span></text:span></text:p>
      <text:p text:style-name="Preformatted_20_Text"><text:span text:style-name="Source_20_Text"><text:span text:style-name="T12">pts/3</text:span></text:span></text:p>
      <text:p text:style-name="Preformatted_20_Text"><text:span text:style-name="Source_20_Text"><text:span text:style-name="T12">pts/3</text:span></text:span></text:p>
      <text:p text:style-name="P2"><text:span text:style-name="Source_20_Text"><text:span text:style-name="T12">pts/3</text:span></text:span></text:p>
      <text:p text:style-name="P7">Si quisiéramos mostrar la primera columna sin mostrar la primera fila entonces ejecutaríamos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ps | awk </text:span></text:span><text:span text:style-name="Source_20_Text"><text:span text:style-name="T16">'</text:span></text:span><text:span text:style-name="Source_20_Text"><text:span text:style-name="T21">NR&gt;1</text:span></text:span><text:span text:style-name="Source_20_Text"><text:span text:style-name="T16">{print </text:span></text:span><text:span text:style-name="Source_20_Text"><text:span text:style-name="T18">$2</text:span></text:span><text:span text:style-name="Source_20_Text"><text:span text:style-name="T16">}'</text:span></text:span></text:p>
      <text:p text:style-name="Preformatted_20_Text"><text:span text:style-name="Source_20_Text"><text:span text:style-name="T12">pts/3</text:span></text:span></text:p>
      <text:p text:style-name="Preformatted_20_Text"><text:span text:style-name="Source_20_Text"><text:span text:style-name="T12">pts/3</text:span></text:span></text:p>
      <text:p text:style-name="P2"><text:span text:style-name="Source_20_Text"><text:span text:style-name="T12">pts/3</text:span></text:span></text:p>
      <text:p text:style-name="P7"><text:span text:style-name="Strong_20_Emphasis">Nota:</text:span> Más adelante encontrarán más ejemplos y explicaciones para entender el uso del parámetro <text:span text:style-name="Source_20_Text"><text:span text:style-name="T20">NR</text:span></text:span>.</text:p>
      <text:h text:style-name="Heading_20_3" text:outline-level="3">Cambiar el delimitador por defecto en Awk y extraer la primera columna</text:h>
      <text:p text:style-name="P7">En el primer apartado hemos visto que el delimitador por defecto de <text:span text:style-name="Source_20_Text"><text:span text:style-name="T1">awk</text:span></text:span> es el espacio, pero en caso de necesidad podemos definir el delimitador que más nos convenga. Imaginemos que ejecutando el comando <text:span text:style-name="Source_20_Text"><text:span text:style-name="T1">cat /etc/passwd</text:span></text:span> obtenemos la siguiente salida:</text:p>
      <text:p text:style-name="Preformatted_20_Text"><text:span text:style-name="Source_20_Text"><text:span text:style-name="T8">$</text:span></text:span><text:span text:style-name="Source_20_Text"><text:span text:style-name="T10"> </text:span></text:span><text:span text:style-name="Source_20_Text"><text:span text:style-name="T2">cat /etc/passwd</text:span></text:span></text:p>
      <text:p text:style-name="Preformatted_20_Text"><text:span text:style-name="Source_20_Text"><text:span text:style-name="T12">root:x:0:0:root:/root:/bin/bash</text:span></text:span></text:p>
      <text:p text:style-name="Preformatted_20_Text"><text:span text:style-name="Source_20_Text"><text:span text:style-name="T12">daemon:x:1:1:daemon:/usr/sbin:/usr/sbin/nologin</text:span></text:span></text:p>
      <text:p text:style-name="Preformatted_20_Text"><text:span text:style-name="Source_20_Text"><text:span text:style-name="T12">bin:x:2:2:bin:/bin:/usr/sbin/nologin</text:span></text:span></text:p>
      <text:p text:style-name="Preformatted_20_Text"><text:span text:style-name="Source_20_Text"><text:span text:style-name="T12">sys:x:3:3:sys:/dev:/usr/sbin/nologin</text:span></text:span></text:p>
      <text:p text:style-name="Preformatted_20_Text"><text:span text:style-name="Source_20_Text"><text:span text:style-name="T12">sync:x:4:65534:sync:/bin:/bin/sync</text:span></text:span></text:p>
      <text:p text:style-name="P4"><text:span text:style-name="Source_20_Text"><text:span text:style-name="T10">games:x:5:60:games:/usr/games:/usr/sbin/nologin</text:span></text:span></text:p>
      <text:p text:style-name="P2"><text:span text:style-name="Source_20_Text"><text:span text:style-name="T12">...</text:span></text:span></text:p>
      <text:p text:style-name="P7">Si únicamente queremos mostrar los usuarios del sistema operativo borrando el resto de información tendremos que:</text:p>
      <text:list xml:id="list2518781648" text:style-name="L2">
        <text:list-item>
          <text:p text:style-name="P10">Fijar <text:span text:style-name="Source_20_Text"><text:span text:style-name="T22">:</text:span></text:span> como delimitador. </text:p>
        </text:list-item>
        <text:list-item>
          <text:p text:style-name="P11">Imprimir la primera columna.</text:p>
        </text:list-item>
      </text:list>
      <text:p text:style-name="P7">Para hacer lo que acabo de citar ejecutaremos un comando del siguiente tipo:</text:p>
      <text:p text:style-name="P3"><text:span text:style-name="Source_20_Text"><text:span text:style-name="T2">cat /etc/passwd | awk </text:span></text:span><text:span text:style-name="Source_20_Text"><text:span text:style-name="T23">-F "delimitador"</text:span></text:span><text:span text:style-name="Source_20_Text"><text:span text:style-name="T2"> </text:span></text:span><text:span text:style-name="Source_20_Text"><text:span text:style-name="T16">'{print </text:span></text:span><text:span text:style-name="Source_20_Text"><text:span text:style-name="T18">$num_columna</text:span></text:span><text:span text:style-name="Source_20_Text"><text:span text:style-name="T16">}'</text:span></text:span></text:p>
      <text:p text:style-name="P7">Como el delimitador y el número de columna son <text:span text:style-name="Source_20_Text"><text:span text:style-name="T22">:</text:span></text:span> y <text:span text:style-name="Source_20_Text"><text:span text:style-name="T17">1</text:span></text:span> ejecutaré el siguiente comando obteniendo el siguiente resultado:</text:p>
      <text:p text:style-name="Preformatted_20_Text"><text:span text:style-name="Source_20_Text"><text:span text:style-name="T8">$</text:span></text:span><text:span text:style-name="Source_20_Text"><text:span text:style-name="T10"> </text:span></text:span><text:span text:style-name="Source_20_Text"><text:span text:style-name="T2">cat /etc/passwd | awk</text:span></text:span><text:span text:style-name="Source_20_Text"><text:span text:style-name="T10"> </text:span></text:span><text:span text:style-name="Source_20_Text"><text:span text:style-name="T23">-F ":"</text:span></text:span><text:span text:style-name="Source_20_Text"><text:span text:style-name="T10"> </text:span></text:span><text:span text:style-name="Source_20_Text"><text:span text:style-name="T16">'{print </text:span></text:span><text:span text:style-name="Source_20_Text"><text:span text:style-name="T18">$1</text:span></text:span><text:span text:style-name="Source_20_Text"><text:span text:style-name="T16">}'</text:span></text:span></text:p>
      <text:p text:style-name="Preformatted_20_Text"><text:span text:style-name="Source_20_Text"><text:span text:style-name="T12">root</text:span></text:span></text:p>
      <text:p text:style-name="Preformatted_20_Text"><text:span text:style-name="Source_20_Text"><text:span text:style-name="T12">daemon</text:span></text:span></text:p>
      <text:p text:style-name="Preformatted_20_Text"><text:span text:style-name="Source_20_Text"><text:span text:style-name="T12">bin</text:span></text:span></text:p>
      <text:p text:style-name="Preformatted_20_Text"><text:span text:style-name="Source_20_Text"><text:span text:style-name="T12">sys</text:span></text:span></text:p>
      <text:p text:style-name="Preformatted_20_Text"><text:span text:style-name="Source_20_Text"><text:span text:style-name="T12">sync</text:span></text:span></text:p>
      <text:p text:style-name="Preformatted_20_Text"><text:span text:style-name="Source_20_Text"><text:span text:style-name="T12">games</text:span></text:span></text:p>
      <text:p text:style-name="P2"><text:span text:style-name="Source_20_Text"><text:span text:style-name="T12">...</text:span></text:span></text:p>
      <text:h text:style-name="Heading_20_3" text:outline-level="3"><text:soft-page-break/></text:h>
      <text:h text:style-name="Heading_20_3" text:outline-level="3">Extraer varias columnas de texto de forma simultánea con el comando awk</text:h>
      <text:p text:style-name="P7">Si queremos extraer varias columnas de forma simultánea lo ha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cat /etc/passwd | awk</text:span></text:span><text:span text:style-name="Source_20_Text"><text:span text:style-name="T10"> </text:span></text:span><text:span text:style-name="Source_20_Text"><text:span text:style-name="T23">-F ":"</text:span></text:span><text:span text:style-name="Source_20_Text"><text:span text:style-name="T10"> </text:span></text:span><text:span text:style-name="Source_20_Text"><text:span text:style-name="T16">'{print </text:span></text:span><text:span text:style-name="Source_20_Text"><text:span text:style-name="T18">$1 $3 $4</text:span></text:span><text:span text:style-name="Source_20_Text"><text:span text:style-name="T16">}'</text:span></text:span></text:p>
      <text:p text:style-name="Preformatted_20_Text"><text:span text:style-name="Source_20_Text"><text:span text:style-name="T12">root00</text:span></text:span></text:p>
      <text:p text:style-name="Preformatted_20_Text"><text:span text:style-name="Source_20_Text"><text:span text:style-name="T12">daemon11</text:span></text:span></text:p>
      <text:p text:style-name="Preformatted_20_Text"><text:span text:style-name="Source_20_Text"><text:span text:style-name="T12">bin22</text:span></text:span></text:p>
      <text:p text:style-name="Preformatted_20_Text"><text:span text:style-name="Source_20_Text"><text:span text:style-name="T12">sys33</text:span></text:span></text:p>
      <text:p text:style-name="Preformatted_20_Text"><text:span text:style-name="Source_20_Text"><text:span text:style-name="T12">sync465534</text:span></text:span></text:p>
      <text:p text:style-name="Preformatted_20_Text"><text:span text:style-name="Source_20_Text"><text:span text:style-name="T12">games560</text:span></text:span></text:p>
      <text:p text:style-name="P2"><text:span text:style-name="Source_20_Text"><text:span text:style-name="T12">...</text:span></text:span></text:p>
      <text:p text:style-name="P7">La salida es difícil de leer e interpretar porque se imprimen las columnas sin dejar espacios entre ellas. Si queremos añadir espacios entre columnas lo haremos añadiendo los caracteres <text:span text:style-name="Source_20_Text"><text:span text:style-name="T24">" "</text:span></text:span> entre las columnas que seleccionamos para imprimir. Por lo tanto para hacer más legible el resultado anterior ejecutaremos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cat /etc/passwd | awk</text:span></text:span><text:span text:style-name="Source_20_Text"><text:span text:style-name="T10"> </text:span></text:span><text:span text:style-name="Source_20_Text"><text:span text:style-name="T23">-F ":"</text:span></text:span><text:span text:style-name="Source_20_Text"><text:span text:style-name="T10"> </text:span></text:span><text:span text:style-name="Source_20_Text"><text:span text:style-name="T16">'{print </text:span></text:span><text:span text:style-name="Source_20_Text"><text:span text:style-name="T18">$1</text:span></text:span><text:span text:style-name="Source_20_Text"><text:span text:style-name="T25">" "</text:span></text:span><text:span text:style-name="Source_20_Text"><text:span text:style-name="T18">$3</text:span></text:span><text:span text:style-name="Source_20_Text"><text:span text:style-name="T25">" "</text:span></text:span><text:span text:style-name="Source_20_Text"><text:span text:style-name="T18">$4</text:span></text:span><text:span text:style-name="Source_20_Text"><text:span text:style-name="T16">}'</text:span></text:span></text:p>
      <text:p text:style-name="Preformatted_20_Text"><text:span text:style-name="Source_20_Text"><text:span text:style-name="T12">root 0 0</text:span></text:span></text:p>
      <text:p text:style-name="Preformatted_20_Text"><text:span text:style-name="Source_20_Text"><text:span text:style-name="T12">daemon 1 1</text:span></text:span></text:p>
      <text:p text:style-name="Preformatted_20_Text"><text:span text:style-name="Source_20_Text"><text:span text:style-name="T12">bin 2 2</text:span></text:span></text:p>
      <text:p text:style-name="Preformatted_20_Text"><text:span text:style-name="Source_20_Text"><text:span text:style-name="T12">sys 3 3</text:span></text:span></text:p>
      <text:p text:style-name="Preformatted_20_Text"><text:span text:style-name="Source_20_Text"><text:span text:style-name="T12">sync 4 65534</text:span></text:span></text:p>
      <text:p text:style-name="Preformatted_20_Text"><text:span text:style-name="Source_20_Text"><text:span text:style-name="T12">games 5 60</text:span></text:span></text:p>
      <text:p text:style-name="P2"><text:span text:style-name="Source_20_Text"><text:span text:style-name="T12">...</text:span></text:span></text:p>
      <text:p text:style-name="P7">Si en vez de un espacio quisiéramos añadir una tabulación reemplazaríamos <text:span text:style-name="Source_20_Text"><text:span text:style-name="T24">" "</text:span></text:span> por <text:span text:style-name="Source_20_Text"><text:span text:style-name="T24">"\t"</text:span></text:span> obteniendo el siguiente resultado:</text:p>
      <text:p text:style-name="Preformatted_20_Text"><text:span text:style-name="Source_20_Text"><text:span text:style-name="T8">$</text:span></text:span><text:span text:style-name="Source_20_Text"><text:span text:style-name="T10"> </text:span></text:span><text:span text:style-name="Source_20_Text"><text:span text:style-name="T2">cat /etc/passwd | awk </text:span></text:span><text:span text:style-name="Source_20_Text"><text:span text:style-name="T23">-F ":"</text:span></text:span><text:span text:style-name="Source_20_Text"><text:span text:style-name="T2"> </text:span></text:span><text:span text:style-name="Source_20_Text"><text:span text:style-name="T16">'{print </text:span></text:span><text:span text:style-name="Source_20_Text"><text:span text:style-name="T18">$1</text:span></text:span><text:span text:style-name="Source_20_Text"><text:span text:style-name="T25">"\t"</text:span></text:span><text:span text:style-name="Source_20_Text"><text:span text:style-name="T18">$3</text:span></text:span><text:span text:style-name="Source_20_Text"><text:span text:style-name="T25">"\t"</text:span></text:span><text:span text:style-name="Source_20_Text"><text:span text:style-name="T18">$4</text:span></text:span><text:span text:style-name="Source_20_Text"><text:span text:style-name="T16">}'</text:span></text:span></text:p>
      <text:p text:style-name="Preformatted_20_Text"><text:span text:style-name="Source_20_Text"><text:span text:style-name="T12">root <text:s text:c="3"/>0 <text:s text:c="6"/>0</text:span></text:span></text:p>
      <text:p text:style-name="Preformatted_20_Text"><text:span text:style-name="Source_20_Text"><text:span text:style-name="T12">daemon <text:s/>1 <text:s text:c="6"/>1</text:span></text:span></text:p>
      <text:p text:style-name="Preformatted_20_Text"><text:span text:style-name="Source_20_Text"><text:span text:style-name="T12">bin <text:s text:c="12"/>2 <text:s text:c="6"/>2</text:span></text:span></text:p>
      <text:p text:style-name="Preformatted_20_Text"><text:span text:style-name="Source_20_Text"><text:span text:style-name="T12">sys <text:s text:c="12"/>3 <text:s text:c="6"/>3</text:span></text:span></text:p>
      <text:p text:style-name="Preformatted_20_Text"><text:span text:style-name="Source_20_Text"><text:span text:style-name="T12">sync <text:s text:c="3"/>4 <text:s text:c="6"/>65534</text:span></text:span></text:p>
      <text:p text:style-name="Preformatted_20_Text"><text:span text:style-name="Source_20_Text"><text:span text:style-name="T12">games <text:s text:c="2"/>5 <text:s text:c="6"/>60</text:span></text:span></text:p>
      <text:p text:style-name="P2"><text:span text:style-name="Source_20_Text"><text:span text:style-name="T12">...</text:span></text:span></text:p>
      <text:p text:style-name="P7"><text:span text:style-name="Strong_20_Emphasis">Nota:</text:span> Otra opción para hacer que el formato sea más legible sería usar <text:span text:style-name="Source_20_Text"><text:span text:style-name="T15">printf</text:span></text:span> en vez de <text:span text:style-name="Source_20_Text"><text:span text:style-name="T15">print</text:span></text:span>. Más adelante veréis ejemplos de como se puede usar <text:span text:style-name="Source_20_Text"><text:span text:style-name="T15">printf</text:span></text:span>.</text:p>
      <text:h text:style-name="Heading_20_3" text:outline-level="3">Fijar un delimitador con la opción FS e imprimir varias columnas</text:h>
      <text:p text:style-name="P7">Mediante la opción <text:span text:style-name="Source_20_Text"><text:span text:style-name="T22">FS</text:span></text:span> «Field Separator» también podemos fijar un delimitador. Para ello deberemos usar un comando del siguiente tipo:</text:p>
      <text:p text:style-name="P3"><text:span text:style-name="Strong_20_Emphasis"><text:span text:style-name="T2">awk </text:span></text:span><text:span text:style-name="Strong_20_Emphasis"><text:span text:style-name="T16">'BEGIN{</text:span></text:span><text:span text:style-name="Strong_20_Emphasis"><text:span text:style-name="T23">FS=":";</text:span></text:span><text:span text:style-name="Strong_20_Emphasis"><text:span text:style-name="T16">} {print </text:span></text:span><text:span text:style-name="Strong_20_Emphasis"><text:span text:style-name="T18">$1</text:span></text:span><text:span text:style-name="Strong_20_Emphasis"><text:span text:style-name="T25">"\t"</text:span></text:span><text:span text:style-name="Strong_20_Emphasis"><text:span text:style-name="T18">$3</text:span></text:span><text:span text:style-name="Strong_20_Emphasis"><text:span text:style-name="T25">"\t"</text:span></text:span><text:span text:style-name="Strong_20_Emphasis"><text:span text:style-name="T18">$4</text:span></text:span><text:span text:style-name="Strong_20_Emphasis"><text:span text:style-name="T16">}'</text:span></text:span></text:p>
      <text:p text:style-name="P7">Por lo tanto si volvemos al caso del apartado anterior y queremos imprimir las columnas <text:span text:style-name="T17">1</text:span>, <text:span text:style-name="T17">3</text:span> y <text:span text:style-name="T17">4</text:span> lo ha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cat /etc/passwd | awk </text:span></text:span><text:span text:style-name="Source_20_Text"><text:span text:style-name="T16">'BEGIN{</text:span></text:span><text:span text:style-name="Source_20_Text"><text:span text:style-name="T23">FS=":";</text:span></text:span><text:span text:style-name="Source_20_Text"><text:span text:style-name="T16">} {print </text:span></text:span><text:span text:style-name="Source_20_Text"><text:span text:style-name="T18">$1</text:span></text:span><text:span text:style-name="Source_20_Text"><text:span text:style-name="T25">"\t"</text:span></text:span><text:span text:style-name="Source_20_Text"><text:span text:style-name="T18">$3</text:span></text:span><text:span text:style-name="Source_20_Text"><text:span text:style-name="T25">"\t"</text:span></text:span><text:span text:style-name="Source_20_Text"><text:span text:style-name="T18">$4</text:span></text:span><text:span text:style-name="Source_20_Text"><text:span text:style-name="T16">}'</text:span></text:span></text:p>
      <text:p text:style-name="Preformatted_20_Text"><text:span text:style-name="Source_20_Text"><text:span text:style-name="T12">root <text:s text:c="3"/>0 <text:s text:c="6"/>0</text:span></text:span></text:p>
      <text:p text:style-name="Preformatted_20_Text"><text:span text:style-name="Source_20_Text"><text:span text:style-name="T12">daemon <text:s/>1 <text:s text:c="6"/>1</text:span></text:span></text:p>
      <text:p text:style-name="Preformatted_20_Text"><text:span text:style-name="Source_20_Text"><text:span text:style-name="T12">bin <text:s text:c="4"/>2 <text:s text:c="6"/>2</text:span></text:span></text:p>
      <text:p text:style-name="Preformatted_20_Text"><text:soft-page-break/><text:span text:style-name="Source_20_Text"><text:span text:style-name="T12">sys <text:s text:c="4"/>3 <text:s text:c="6"/>3</text:span></text:span></text:p>
      <text:p text:style-name="Preformatted_20_Text"><text:span text:style-name="Source_20_Text"><text:span text:style-name="T12">sync <text:s text:c="3"/>4 <text:s text:c="6"/>65534</text:span></text:span></text:p>
      <text:p text:style-name="Preformatted_20_Text"><text:span text:style-name="Source_20_Text"><text:span text:style-name="T12">games <text:s text:c="2"/>5 <text:s text:c="6"/>60</text:span></text:span></text:p>
      <text:p text:style-name="P2"><text:span text:style-name="Source_20_Text"><text:span text:style-name="T12">...</text:span></text:span></text:p>
      <text:p text:style-name="P7"><text:span text:style-name="Strong_20_Emphasis">Nota:</text:span> El comando ejecutado es equivalente a <text:span text:style-name="Source_20_Text"><text:span text:style-name="T1">awk </text:span></text:span><text:span text:style-name="Source_20_Text"><text:span text:style-name="T15">'BEGIN{</text:span></text:span><text:span text:style-name="Source_20_Text"><text:span text:style-name="T22">FS=":";</text:span></text:span><text:span text:style-name="Source_20_Text"><text:span text:style-name="T15">} {print </text:span></text:span><text:span text:style-name="Source_20_Text"><text:span text:style-name="T17">$1</text:span></text:span><text:span text:style-name="Source_20_Text"><text:span text:style-name="T24">"\t"</text:span></text:span><text:span text:style-name="Source_20_Text"><text:span text:style-name="T17">$3</text:span></text:span><text:span text:style-name="Source_20_Text"><text:span text:style-name="T24">"\t"</text:span></text:span><text:span text:style-name="Source_20_Text"><text:span text:style-name="T17">$4</text:span></text:span><text:span text:style-name="Source_20_Text"><text:span text:style-name="T15">}'</text:span></text:span><text:span text:style-name="Source_20_Text"><text:span text:style-name="T1"> /etc/passwd</text:span></text:span> o al <text:span text:style-name="Source_20_Text"><text:span text:style-name="T1">cat /etc/passwd | awk </text:span></text:span><text:span text:style-name="Source_20_Text"><text:span text:style-name="T22">-F ":"</text:span></text:span><text:span text:style-name="Source_20_Text"><text:span text:style-name="T1"> </text:span></text:span><text:span text:style-name="Source_20_Text"><text:span text:style-name="T15">'{print </text:span></text:span><text:span text:style-name="Source_20_Text"><text:span text:style-name="T17">$1</text:span></text:span><text:span text:style-name="Source_20_Text"><text:span text:style-name="T24">"\t"</text:span></text:span><text:span text:style-name="Source_20_Text"><text:span text:style-name="T17">$3</text:span></text:span><text:span text:style-name="Source_20_Text"><text:span text:style-name="T24">"\t"</text:span></text:span><text:span text:style-name="Source_20_Text"><text:span text:style-name="T17">$4</text:span></text:span><text:span text:style-name="Source_20_Text"><text:span text:style-name="T15">}'</text:span></text:span><text:line-break/><text:span text:style-name="Strong_20_Emphasis">Nota:</text:span> Toda acción definida dentro de las llaves de <text:span text:style-name="Source_20_Text"><text:span text:style-name="T15">BEGIN</text:span></text:span> se ejecuta antes de procesar el fichero de texto <text:span text:style-name="Source_20_Text"><text:span text:style-name="T1">/etc(passwd)</text:span></text:span></text:p>
      <text:h text:style-name="Heading_20_3" text:outline-level="3">Combinar el uso de FS con OFS en awk para tener un delimitador en la salida mostrada en pantalla</text:h>
      <text:p text:style-name="P7">Si queremos combinar el uso de <text:span text:style-name="Source_20_Text"><text:span text:style-name="T22">FS</text:span></text:span> «field separator» con <text:span text:style-name="Source_20_Text"><text:span text:style-name="T22">OFS</text:span></text:span> «Output field separator» tendremos que proceder del siguiente modo.</text:p>
      <text:p text:style-name="P7">La opción <text:span text:style-name="Source_20_Text"><text:span text:style-name="T22">FS</text:span></text:span> sirve para fijar el separador y la opción <text:span text:style-name="Source_20_Text"><text:span text:style-name="T22">OFS</text:span></text:span> define el separador de salida que usaremos para mostrar las columnas seleccionadas en pantalla.</text:p>
      <text:p text:style-name="P7">Por ejemplo si queremos mostrar las columnas <text:span text:style-name="T17">1</text:span>, <text:span text:style-name="T17">3</text:span> y <text:span text:style-name="T17">4</text:span> del comando <text:span text:style-name="Source_20_Text"><text:span text:style-name="T1">cat etc/passwd</text:span></text:span> y que las columnas de salida estén separadas por <text:span text:style-name="Source_20_Text"><text:span text:style-name="T22">-</text:span></text:span> entonces usaremos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cat /etc/passwd | awk</text:span></text:span><text:span text:style-name="Source_20_Text"><text:span text:style-name="T16"> 'BEGIN{</text:span></text:span><text:span text:style-name="Source_20_Text"><text:span text:style-name="T23">FS=":";OFS=" - "</text:span></text:span><text:span text:style-name="Source_20_Text"><text:span text:style-name="T16">} {print </text:span></text:span><text:span text:style-name="Source_20_Text"><text:span text:style-name="T18">$1</text:span></text:span><text:span text:style-name="Source_20_Text"><text:span text:style-name="T16">,</text:span></text:span><text:span text:style-name="Source_20_Text"><text:span text:style-name="T18">$3</text:span></text:span><text:span text:style-name="Source_20_Text"><text:span text:style-name="T16">,</text:span></text:span><text:span text:style-name="Source_20_Text"><text:span text:style-name="T18">$4</text:span></text:span><text:span text:style-name="Source_20_Text"><text:span text:style-name="T16">}'</text:span></text:span></text:p>
      <text:p text:style-name="Preformatted_20_Text"><text:span text:style-name="Source_20_Text"><text:span text:style-name="T12">root - 0 - 0</text:span></text:span></text:p>
      <text:p text:style-name="Preformatted_20_Text"><text:span text:style-name="Source_20_Text"><text:span text:style-name="T12">daemon - 1 - 1</text:span></text:span></text:p>
      <text:p text:style-name="Preformatted_20_Text"><text:span text:style-name="Source_20_Text"><text:span text:style-name="T12">bin - 2 - 2</text:span></text:span></text:p>
      <text:p text:style-name="Preformatted_20_Text"><text:span text:style-name="Source_20_Text"><text:span text:style-name="T12">sys - 3 - 3</text:span></text:span></text:p>
      <text:p text:style-name="Preformatted_20_Text"><text:span text:style-name="Source_20_Text"><text:span text:style-name="T12">sync - 4 - 65534</text:span></text:span></text:p>
      <text:p text:style-name="Preformatted_20_Text"><text:span text:style-name="Source_20_Text"><text:span text:style-name="T12">games - 5 - 60</text:span></text:span></text:p>
      <text:p text:style-name="P2"><text:span text:style-name="Source_20_Text"><text:span text:style-name="T12">...</text:span></text:span></text:p>
      <text:h text:style-name="Heading_20_3" text:outline-level="3">Imprimir en pantalla únicamente el último delimitador de una salida con awk mediante $NF</text:h>
      <text:p text:style-name="P7">Imaginemos que la salida del comando <text:span text:style-name="Source_20_Text"><text:span text:style-name="T1">cat /etc/shells</text:span></text:span> es la siguiente:</text:p>
      <text:p text:style-name="Preformatted_20_Text"><text:span text:style-name="Source_20_Text"><text:span text:style-name="T8">$</text:span></text:span><text:span text:style-name="Source_20_Text"><text:span text:style-name="T10"> </text:span></text:span><text:span text:style-name="Source_20_Text"><text:span text:style-name="T2">cat /etc/shells</text:span></text:span></text:p>
      <text:p text:style-name="Preformatted_20_Text"><text:span text:style-name="Source_20_Text"><text:span text:style-name="T12"># /etc/shells: valid login shells</text:span></text:span></text:p>
      <text:p text:style-name="Preformatted_20_Text"><text:span text:style-name="Source_20_Text"><text:span text:style-name="T12">/bin/sh</text:span></text:span></text:p>
      <text:p text:style-name="Preformatted_20_Text"><text:span text:style-name="Source_20_Text"><text:span text:style-name="T12">/bin/bash</text:span></text:span></text:p>
      <text:p text:style-name="Preformatted_20_Text"><text:span text:style-name="Source_20_Text"><text:span text:style-name="T12">/usr/bin/bash</text:span></text:span></text:p>
      <text:p text:style-name="Preformatted_20_Text"><text:span text:style-name="Source_20_Text"><text:span text:style-name="T12">/bin/rbash</text:span></text:span></text:p>
      <text:p text:style-name="Preformatted_20_Text"><text:span text:style-name="Source_20_Text"><text:span text:style-name="T12">/usr/bin/rbash</text:span></text:span></text:p>
      <text:p text:style-name="Preformatted_20_Text"><text:span text:style-name="Source_20_Text"><text:span text:style-name="T12">/bin/dash</text:span></text:span></text:p>
      <text:p text:style-name="P2"><text:span text:style-name="Source_20_Text"><text:span text:style-name="T12">/usr/bin/dash</text:span></text:span></text:p>
      <text:p text:style-name="P7">Si os fijáis, el nombre de la shell a veces está en la segunda columna y a veces en la tercera columna. Pero lo que es común en todas las salidas es que el nombre de la shell esté en el último delimitador. Para Imprimir el contenido que está después del último delimitador ejecutaremos un comando del siguiente tipo:</text:p>
      <text:p text:style-name="P3"><text:span text:style-name="Source_20_Text"><text:span text:style-name="T2">awk</text:span></text:span><text:span text:style-name="Source_20_Text"><text:span text:style-name="T16"> </text:span></text:span><text:span text:style-name="Source_20_Text"><text:span text:style-name="T23">-F "/"</text:span></text:span><text:span text:style-name="Source_20_Text"><text:span text:style-name="T16"> '</text:span></text:span><text:span text:style-name="Source_20_Text"><text:span text:style-name="T27">/^\//</text:span></text:span><text:span text:style-name="Source_20_Text"><text:span text:style-name="T16"> {print </text:span></text:span><text:span text:style-name="Source_20_Text"><text:span text:style-name="T18">$NF</text:span></text:span><text:span text:style-name="Source_20_Text"><text:span text:style-name="T16">}'</text:span></text:span></text:p>
      <text:p text:style-name="P7">Cada uno de los parámetros del comando que acabáis de leer hace lo siguiente:</text:p>
      <text:p text:style-name="P7"><text:soft-page-break/><text:span text:style-name="Source_20_Text"><text:span text:style-name="T22">-F "/"</text:span></text:span>: Establecemos que el delimitador usado por awk será <text:span text:style-name="Source_20_Text"><text:span text:style-name="T26">/</text:span></text:span></text:p>
      <text:p text:style-name="P7"><text:span text:style-name="Source_20_Text"><text:span text:style-name="T26">/^\//</text:span></text:span>: Entre <text:span text:style-name="Source_20_Text"><text:span text:style-name="T26">//</text:span></text:span> introducimos <text:span text:style-name="Source_20_Text"><text:span text:style-name="T26">^\/</text:span></text:span> que es una expresión regular que significa toda línea que empiece por <text:span text:style-name="Source_20_Text"><text:span text:style-name="T26">/</text:span></text:span></text:p>
      <text:p text:style-name="P7"><text:span text:style-name="Source_20_Text"><text:span text:style-name="T15">{print </text:span></text:span><text:span text:style-name="Source_20_Text"><text:span text:style-name="T17">$NF</text:span></text:span><text:span text:style-name="Source_20_Text"><text:span text:style-name="T15">}</text:span></text:span>: Hace referencia a imprimir el último delimitador en todas las líneas que se cumpla la expresión regular <text:span text:style-name="Source_20_Text"><text:span text:style-name="T26">^\/</text:span></text:span></text:p>
      <text:p text:style-name="P7">Si ahora llevamos la teoría a la práctica ejecutaremos el siguiente comando obteniendo el siguiente resulta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23">-F "/"</text:span></text:span><text:span text:style-name="Source_20_Text"><text:span text:style-name="T2"> </text:span></text:span><text:span text:style-name="Source_20_Text"><text:span text:style-name="T16">'</text:span></text:span><text:span text:style-name="Source_20_Text"><text:span text:style-name="T27">/^\//</text:span></text:span><text:span text:style-name="Source_20_Text"><text:span text:style-name="T16"> {print </text:span></text:span><text:span text:style-name="Source_20_Text"><text:span text:style-name="T18">$NF</text:span></text:span><text:span text:style-name="Source_20_Text"><text:span text:style-name="T16">}'</text:span></text:span><text:span text:style-name="Source_20_Text"><text:span text:style-name="T2"> /etc/shells</text:span></text:span></text:p>
      <text:p text:style-name="Preformatted_20_Text"><text:span text:style-name="Source_20_Text"><text:span text:style-name="T12">sh</text:span></text:span></text:p>
      <text:p text:style-name="Preformatted_20_Text"><text:span text:style-name="Source_20_Text"><text:span text:style-name="T12">bash</text:span></text:span></text:p>
      <text:p text:style-name="Preformatted_20_Text"><text:span text:style-name="Source_20_Text"><text:span text:style-name="T12">bash</text:span></text:span></text:p>
      <text:p text:style-name="Preformatted_20_Text"><text:span text:style-name="Source_20_Text"><text:span text:style-name="T12">rbash</text:span></text:span></text:p>
      <text:p text:style-name="Preformatted_20_Text"><text:span text:style-name="Source_20_Text"><text:span text:style-name="T12">rbash</text:span></text:span></text:p>
      <text:p text:style-name="Preformatted_20_Text"><text:span text:style-name="Source_20_Text"><text:span text:style-name="T12">dash</text:span></text:span></text:p>
      <text:p text:style-name="P2"><text:span text:style-name="Source_20_Text"><text:span text:style-name="T12">dash</text:span></text:span></text:p>
      <text:p text:style-name="P7">El comando anterior veréis que muestra shells duplicadas. Si queremos eliminar las shell duplicadas usaremos el comando <text:span text:style-name="Source_20_Text"><text:span text:style-name="T1">uniq</text:span></text:span> del siguiente mo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23">-F "/"</text:span></text:span><text:span text:style-name="Source_20_Text"><text:span text:style-name="T2"> </text:span></text:span><text:span text:style-name="Source_20_Text"><text:span text:style-name="T16">'</text:span></text:span><text:span text:style-name="Source_20_Text"><text:span text:style-name="T27">/^\//</text:span></text:span><text:span text:style-name="Source_20_Text"><text:span text:style-name="T16"> {print </text:span></text:span><text:span text:style-name="Source_20_Text"><text:span text:style-name="T18">$NF</text:span></text:span><text:span text:style-name="Source_20_Text"><text:span text:style-name="T16">}'</text:span></text:span><text:span text:style-name="Source_20_Text"><text:span text:style-name="T2"> /etc/shells | uniq</text:span></text:span></text:p>
      <text:p text:style-name="Preformatted_20_Text"><text:span text:style-name="Source_20_Text"><text:span text:style-name="T12">sh</text:span></text:span></text:p>
      <text:p text:style-name="Preformatted_20_Text"><text:span text:style-name="Source_20_Text"><text:span text:style-name="T12">bash</text:span></text:span></text:p>
      <text:p text:style-name="Preformatted_20_Text"><text:span text:style-name="Source_20_Text"><text:span text:style-name="T12">rbash</text:span></text:span></text:p>
      <text:p text:style-name="P2"><text:span text:style-name="Source_20_Text"><text:span text:style-name="T12">dash</text:span></text:span></text:p>
      <text:h text:style-name="Heading_20_3" text:outline-level="3">Imprimir el contenido del penúltimo o antepenúltimo delimitador mediante $NF</text:h>
      <text:p text:style-name="P7">En el apartado anterior imprimimos el contenido del último delimitador. Si queremos imprimir el penúltimo tan solo tenemos que reemplazar <text:span text:style-name="Source_20_Text"><text:span text:style-name="T17">$NF</text:span></text:span> por <text:span text:style-name="Source_20_Text"><text:span text:style-name="T17">%(NF-1)</text:span></text:span>. Si lo hacemos el resultado obtenido será:</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23">-F "/"</text:span></text:span><text:span text:style-name="Source_20_Text"><text:span text:style-name="T2"> </text:span></text:span><text:span text:style-name="Source_20_Text"><text:span text:style-name="T16">'</text:span></text:span><text:span text:style-name="Source_20_Text"><text:span text:style-name="T27">/^\//</text:span></text:span><text:span text:style-name="Source_20_Text"><text:span text:style-name="T16"> {print </text:span></text:span><text:span text:style-name="Source_20_Text"><text:span text:style-name="T18">$(NF-1)</text:span></text:span><text:span text:style-name="Source_20_Text"><text:span text:style-name="T16">}'</text:span></text:span><text:span text:style-name="Source_20_Text"><text:span text:style-name="T2"> /etc/shells</text:span></text:span></text:p>
      <text:p text:style-name="Preformatted_20_Text"><text:span text:style-name="Source_20_Text"><text:span text:style-name="T12">bin</text:span></text:span></text:p>
      <text:p text:style-name="Preformatted_20_Text"><text:span text:style-name="Source_20_Text"><text:span text:style-name="T12">bin</text:span></text:span></text:p>
      <text:p text:style-name="Preformatted_20_Text"><text:span text:style-name="Source_20_Text"><text:span text:style-name="T12">bin</text:span></text:span></text:p>
      <text:p text:style-name="Preformatted_20_Text"><text:span text:style-name="Source_20_Text"><text:span text:style-name="T12">bin</text:span></text:span></text:p>
      <text:p text:style-name="Preformatted_20_Text"><text:span text:style-name="Source_20_Text"><text:span text:style-name="T12">bin</text:span></text:span></text:p>
      <text:p text:style-name="Preformatted_20_Text"><text:span text:style-name="Source_20_Text"><text:span text:style-name="T12">bin</text:span></text:span></text:p>
      <text:p text:style-name="P2"><text:span text:style-name="Source_20_Text"><text:span text:style-name="T12">bin</text:span></text:span></text:p>
      <text:p text:style-name="P7">Si quisiéramos imprimir el antepenúltimo delimitador deberíamos usar <text:span text:style-name="Source_20_Text"><text:span text:style-name="T17">$(NF-2)</text:span></text:span></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23">-F "/"</text:span></text:span><text:span text:style-name="Source_20_Text"><text:span text:style-name="T2"> </text:span></text:span><text:span text:style-name="Source_20_Text"><text:span text:style-name="T16">'</text:span></text:span><text:span text:style-name="Source_20_Text"><text:span text:style-name="T27">/^\//</text:span></text:span><text:span text:style-name="Source_20_Text"><text:span text:style-name="T16"> {print </text:span></text:span><text:span text:style-name="Source_20_Text"><text:span text:style-name="T18">$(NF-2)</text:span></text:span><text:span text:style-name="Source_20_Text"><text:span text:style-name="T16">}'</text:span></text:span><text:span text:style-name="Source_20_Text"><text:span text:style-name="T2"> /etc/shells</text:span></text:span></text:p>
      <text:p text:style-name="Preformatted_20_Text"/>
      <text:p text:style-name="Preformatted_20_Text"/>
      <text:p text:style-name="Preformatted_20_Text"><text:span text:style-name="Source_20_Text"><text:span text:style-name="T12">usr</text:span></text:span></text:p>
      <text:p text:style-name="Preformatted_20_Text"/>
      <text:p text:style-name="Preformatted_20_Text"><text:span text:style-name="Source_20_Text"><text:span text:style-name="T12">usr</text:span></text:span></text:p>
      <text:p text:style-name="Preformatted_20_Text"/>
      <text:p text:style-name="P2"><text:span text:style-name="Source_20_Text"><text:span text:style-name="T12">usr</text:span></text:span></text:p>
      <text:h text:style-name="Heading_20_2" text:outline-level="2"><text:soft-page-break/>OPERAR CON LÍNEAS DE TEXTO MEDIANTE EL COMANDO AWK</text:h>
      <text:p text:style-name="P7">Hasta el momento hemos visto varios métodos para imprimir las columnas de texto que nos interesan. Del mismo modo que imprimimos las columnas de texto que nos interesan también podemos imprimir las filas o líneas de texto que nos interesen. Para ello deberéis proceder del siguiente modo.</text:p>
      <text:h text:style-name="Heading_20_3" text:outline-level="3">Imprimir únicamente las líneas que sigan un determinado patrón</text:h>
      <text:p text:style-name="P7">En mi caso la salida del comando <text:span text:style-name="Source_20_Text"><text:span text:style-name="T1">df</text:span></text:span> es la siguiente:</text:p>
      <text:p text:style-name="Preformatted_20_Text"><text:span text:style-name="Source_20_Text"><text:span text:style-name="T8">$</text:span></text:span><text:span text:style-name="Source_20_Text"><text:span text:style-name="T10"> </text:span></text:span><text:span text:style-name="Source_20_Text"><text:span text:style-name="T2">df</text:span></text:span></text:p>
      <text:p text:style-name="Preformatted_20_Text"><text:span text:style-name="Source_20_Text"><text:span text:style-name="T12">S.ficheros <text:s text:c="9"/>bloques de 1K <text:s text:c="2"/>Usados Disponibles Uso% Montado en</text:span></text:span></text:p>
      <text:p text:style-name="Preformatted_20_Text"><text:span text:style-name="Source_20_Text"><text:span text:style-name="T12">udev <text:s text:c="21"/>3949508 <text:s text:c="7"/>0 <text:s text:c="4"/>3949508 <text:s text:c="2"/>0% /dev</text:span></text:span></text:p>
      <text:p text:style-name="Preformatted_20_Text"><text:span text:style-name="Source_20_Text"><text:span text:style-name="T12">tmpfs <text:s text:c="21"/>797996 <text:s text:c="4"/>1304 <text:s text:c="5"/>796692 <text:s text:c="2"/>1% /run</text:span></text:span></text:p>
      <text:p text:style-name="Preformatted_20_Text"><text:span text:style-name="Source_20_Text"><text:span text:style-name="T12">/dev/sda5 <text:s text:c="15"/>28767268 13356764 <text:s text:c="3"/>13926168 <text:s/>49% /</text:span></text:span></text:p>
      <text:p text:style-name="Preformatted_20_Text"><text:span text:style-name="Source_20_Text"><text:span text:style-name="T12">tmpfs <text:s text:c="20"/>3989968 <text:s text:c="3"/>31068 <text:s text:c="4"/>3958900 <text:s text:c="2"/>1% /dev/shm</text:span></text:span></text:p>
      <text:p text:style-name="Preformatted_20_Text"><text:span text:style-name="Source_20_Text"><text:span text:style-name="T12">tmpfs <text:s text:c="23"/>5120 <text:s text:c="7"/>4 <text:s text:c="7"/>5116 <text:s text:c="2"/>1% /run/lock</text:span></text:span></text:p>
      <text:p text:style-name="Preformatted_20_Text"><text:span text:style-name="Source_20_Text"><text:span text:style-name="T12">tmpfs <text:s text:c="20"/>3989968 <text:s text:c="6"/>16 <text:s text:c="4"/>3989952 <text:s text:c="2"/>1% /tmp</text:span></text:span></text:p>
      <text:p text:style-name="Preformatted_20_Text"><text:span text:style-name="Source_20_Text"><text:span text:style-name="T12">/dev/sda4 <text:s text:c="15"/>66559996 26678488 <text:s text:c="3"/>39881508 <text:s/>41% /media/DATOS</text:span></text:span></text:p>
      <text:p text:style-name="Preformatted_20_Text"><text:span text:style-name="Source_20_Text"><text:span text:style-name="T12">/dev/sda6 <text:s text:c="15"/>40054040 16034856 <text:s text:c="3"/>21954800 <text:s/>43% /home</text:span></text:span></text:p>
      <text:p text:style-name="Preformatted_20_Text"><text:span text:style-name="Source_20_Text"><text:span text:style-name="T12">/dev/sda8 <text:s text:c="17"/>507904 <text:s text:c="3"/>50252 <text:s text:c="5"/>457652 <text:s/>10% /boot/efi</text:span></text:span></text:p>
      <text:p text:style-name="P2"><text:span text:style-name="Source_20_Text"><text:span text:style-name="T12">tmpfs <text:s text:c="21"/>797992 <text:s text:c="6"/>56 <text:s text:c="5"/>797936 <text:s text:c="2"/>1% /run/user/1000</text:span></text:span></text:p>
      <text:p text:style-name="P7">Si únicamente queremos mostrar en pantalla las líneas que empiezan por <text:span text:style-name="Source_20_Text"><text:span text:style-name="T26">/</text:span></text:span> usaremos un comando del siguiente tipo:</text:p>
      <text:p text:style-name="P3"><text:span text:style-name="Strong_20_Emphasis"><text:span text:style-name="T2">df | awk </text:span></text:span><text:span text:style-name="Strong_20_Emphasis"><text:span text:style-name="T16">'</text:span></text:span><text:span text:style-name="Strong_20_Emphasis"><text:span text:style-name="T27">/expresión_regular/</text:span></text:span><text:span text:style-name="Strong_20_Emphasis"><text:span text:style-name="T16"> {print}'</text:span></text:span></text:p>
      <text:p text:style-name="P7">En el apartado anterior hemos visto que la expresión regular para definir todas las líneas que empiezan por <text:span text:style-name="Source_20_Text"><text:span text:style-name="T26">/</text:span></text:span> es <text:span text:style-name="Source_20_Text"><text:span text:style-name="T26">^\/</text:span></text:span>. Por lo tanto el comando para que únicamente se muestren las líneas que empiecen por <text:span text:style-name="Source_20_Text"><text:span text:style-name="T26">/</text:span></text:span> será el siguiente:</text:p>
      <text:p text:style-name="Preformatted_20_Text"><text:span text:style-name="Source_20_Text"><text:span text:style-name="T8">$</text:span></text:span><text:span text:style-name="Source_20_Text"><text:span text:style-name="T10"> </text:span></text:span><text:span text:style-name="Source_20_Text"><text:span text:style-name="T2">df | awk </text:span></text:span><text:span text:style-name="Source_20_Text"><text:span text:style-name="T16">'</text:span></text:span><text:span text:style-name="Source_20_Text"><text:span text:style-name="T27">/^\//</text:span></text:span><text:span text:style-name="Source_20_Text"><text:span text:style-name="T16"> {print}'</text:span></text:span></text:p>
      <text:p text:style-name="Preformatted_20_Text"><text:span text:style-name="Source_20_Text"><text:span text:style-name="T12">/dev/sda5 <text:s text:c="15"/>28767268 13356764 <text:s text:c="3"/>13926168 <text:s/>49% /</text:span></text:span></text:p>
      <text:p text:style-name="Preformatted_20_Text"><text:span text:style-name="Source_20_Text"><text:span text:style-name="T12">/dev/sda4 <text:s text:c="15"/>66559996 26678488 <text:s text:c="3"/>39881508 <text:s/>41% /media/DATOS</text:span></text:span></text:p>
      <text:p text:style-name="Preformatted_20_Text"><text:span text:style-name="Source_20_Text"><text:span text:style-name="T12">/dev/sda6 <text:s text:c="15"/>40054040 16033804 <text:s text:c="3"/>21955852 <text:s/>43% /home</text:span></text:span></text:p>
      <text:p text:style-name="P2"><text:span text:style-name="Source_20_Text"><text:span text:style-name="T12">/dev/sda8 <text:s text:c="17"/>507904 <text:s text:c="3"/>50252 <text:s text:c="5"/>457652 <text:s/>10% /boot/efi</text:span></text:span></text:p>
      <text:p text:style-name="P7">Y si únicamente queremos mostrar la línea que empieza por <text:span text:style-name="Source_20_Text"><text:span text:style-name="T26">/dev/sda5</text:span></text:span> ejecutaremos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df | awk </text:span></text:span><text:span text:style-name="Source_20_Text"><text:span text:style-name="T16">'</text:span></text:span><text:span text:style-name="Source_20_Text"><text:span text:style-name="T27">/^\/dev\/sda5/</text:span></text:span><text:span text:style-name="Source_20_Text"><text:span text:style-name="T16"> {print}'</text:span></text:span></text:p>
      <text:p text:style-name="P2"><text:span text:style-name="Source_20_Text"><text:span text:style-name="T12">/dev/sda5 <text:s text:c="15"/>28767268 13356764 <text:s text:c="3"/>13926168 <text:s/>49% /</text:span></text:span></text:p>
      <text:h text:style-name="Heading_20_3" text:outline-level="3">Mostrar únicamente las líneas que empiezan o finalizan por un determinado patrón</text:h>
      <text:p text:style-name="P7">Anteriormente ya hemos visto ejemplos para imprimir únicamente las líneas que empiezan por una letra determinada o por un patrón determinado. Por lo tanto para imprimir las líneas de la salida del comando <text:span text:style-name="Source_20_Text"><text:span text:style-name="T1">df</text:span></text:span> que empiezan por la palabra <text:span text:style-name="Source_20_Text"><text:span text:style-name="T26">tmpfs</text:span></text:span> ejecutaremos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df | awk </text:span></text:span><text:span text:style-name="Source_20_Text"><text:span text:style-name="T16">'</text:span></text:span><text:span text:style-name="Source_20_Text"><text:span text:style-name="T27">/^tmpfs/</text:span></text:span><text:span text:style-name="Source_20_Text"><text:span text:style-name="T16"> {print}'</text:span></text:span></text:p>
      <text:p text:style-name="Preformatted_20_Text"><text:span text:style-name="Source_20_Text"><text:span text:style-name="T12">tmpfs <text:s text:c="16"/>298144 <text:s text:c="6"/>916 <text:s text:c="5"/>297228 <text:s text:c="2"/>1% /run</text:span></text:span></text:p>
      <text:p text:style-name="Preformatted_20_Text"><text:span text:style-name="Source_20_Text"><text:span text:style-name="T12">tmpfs <text:s text:c="15"/>1490708 <text:s text:c="3"/>149436 <text:s text:c="4"/>1341272 <text:s/>11% /dev/shm</text:span></text:span></text:p>
      <text:p text:style-name="Preformatted_20_Text"><text:soft-page-break/><text:span text:style-name="Source_20_Text"><text:span text:style-name="T12">tmpfs <text:s text:c="18"/>5120 <text:s text:c="8"/>4 <text:s text:c="7"/>5116 <text:s text:c="2"/>1% /run/lock</text:span></text:span></text:p>
      <text:p text:style-name="P2"><text:span text:style-name="Source_20_Text"><text:span text:style-name="T12">tmpfs <text:s text:c="16"/>298140 <text:s text:c="7"/>56 <text:s text:c="5"/>298084 <text:s text:c="2"/>1% /run/user/1000</text:span></text:span></text:p>
      <text:p text:style-name="P7">Si ahora queremos mostrar únicamente las líneas que terminan por <text:span text:style-name="Source_20_Text"><text:span text:style-name="T26">/shm</text:span></text:span> deberemos cambiar la expresión regular <text:span text:style-name="Source_20_Text"><text:span text:style-name="T26">^tmpfs</text:span></text:span> por <text:span text:style-name="Source_20_Text"><text:span text:style-name="T26">\/shm$</text:span></text:span>. De este modo podéis ver que conseguimos nuestro objetivo:</text:p>
      <text:p text:style-name="Preformatted_20_Text"><text:span text:style-name="Source_20_Text"><text:span text:style-name="T8">$</text:span></text:span><text:span text:style-name="Source_20_Text"><text:span text:style-name="T10"> </text:span></text:span><text:span text:style-name="Source_20_Text"><text:span text:style-name="T2">df | awk </text:span></text:span><text:span text:style-name="Source_20_Text"><text:span text:style-name="T16">'</text:span></text:span><text:span text:style-name="Source_20_Text"><text:span text:style-name="T27">/\/shm$/</text:span></text:span><text:span text:style-name="Source_20_Text"><text:span text:style-name="T16"> {print}'</text:span></text:span></text:p>
      <text:p text:style-name="P2"><text:span text:style-name="Source_20_Text"><text:span text:style-name="T12">tmpfs <text:s text:c="15"/>1490708 <text:s text:c="3"/>155580 <text:s text:c="4"/>1335128 <text:s/>11% /dev/shm</text:span></text:span></text:p>
      <text:p text:style-name="P7">Y si únicamente quisiéramos mostrar las líneas que empiezan por <text:span text:style-name="Source_20_Text"><text:span text:style-name="T26">tmpfs</text:span></text:span> y a la vez terminan por <text:span text:style-name="Source_20_Text"><text:span text:style-name="T26">/shm</text:span></text:span> lo haría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df | awk</text:span></text:span><text:span text:style-name="Source_20_Text"><text:span text:style-name="T16"> '</text:span></text:span><text:span text:style-name="Source_20_Text"><text:span text:style-name="T27">/\/shm$/</text:span></text:span><text:span text:style-name="Source_20_Text"><text:span text:style-name="T16"> &amp;&amp; </text:span></text:span><text:span text:style-name="Source_20_Text"><text:span text:style-name="T27">/^tmpf/</text:span></text:span><text:span text:style-name="Source_20_Text"><text:span text:style-name="T16"> {print}'</text:span></text:span></text:p>
      <text:p text:style-name="P2"><text:span text:style-name="Source_20_Text"><text:span text:style-name="T12">tmpfs <text:s text:c="15"/>1490708 <text:s text:c="3"/>134808 <text:s text:c="4"/>1355900 <text:s/>10% /dev/shm</text:span></text:span></text:p>
      <text:h text:style-name="Heading_20_3" text:outline-level="3">Mostrar las columnas que queramos de únicamente las líneas que cumplen una determinada condición</text:h>
      <text:p text:style-name="P7">En el ejemplo del apartado anterior se mostraban la totalidad de columnas de las líneas que empiezan por <text:span text:style-name="Source_20_Text"><text:span text:style-name="T26">/</text:span></text:span>. Si en vez de mostrar todas las columnas tan solo quiero mostrar la <text:span text:style-name="T17">1</text:span>, la <text:span text:style-name="T17">2</text:span> y la <text:span text:style-name="T17">3</text:span> procede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df -h | awk </text:span></text:span><text:span text:style-name="Source_20_Text"><text:span text:style-name="T16">'</text:span></text:span><text:span text:style-name="Source_20_Text"><text:span text:style-name="T27">/^\//</text:span></text:span><text:span text:style-name="Source_20_Text"><text:span text:style-name="T16"> {print </text:span></text:span><text:span text:style-name="Source_20_Text"><text:span text:style-name="T18">$1</text:span></text:span><text:span text:style-name="Source_20_Text"><text:span text:style-name="T25">"\t"</text:span></text:span><text:span text:style-name="Source_20_Text"><text:span text:style-name="T18">$2</text:span></text:span><text:span text:style-name="Source_20_Text"><text:span text:style-name="T25">"\t"</text:span></text:span><text:span text:style-name="Source_20_Text"><text:span text:style-name="T18">$3</text:span></text:span><text:span text:style-name="Source_20_Text"><text:span text:style-name="T16">}'</text:span></text:span></text:p>
      <text:p text:style-name="Preformatted_20_Text"><text:span text:style-name="Source_20_Text"><text:span text:style-name="T12">/dev/sda5 <text:s text:c="6"/>28G <text:s text:c="12"/>13G</text:span></text:span></text:p>
      <text:p text:style-name="Preformatted_20_Text"><text:span text:style-name="Source_20_Text"><text:span text:style-name="T12">/dev/sda4 <text:s text:c="6"/>64G <text:s text:c="12"/>26G</text:span></text:span></text:p>
      <text:p text:style-name="Preformatted_20_Text"><text:span text:style-name="Source_20_Text"><text:span text:style-name="T12">/dev/sda6 <text:s text:c="6"/>39G <text:s text:c="12"/>16G</text:span></text:span></text:p>
      <text:p text:style-name="P2"><text:span text:style-name="Source_20_Text"><text:span text:style-name="T12">/dev/sda8 <text:s text:c="6"/>496M <text:s text:c="3"/></text:span></text:span><text:span text:style-name="Source_20_Text"><text:span text:style-name="T10"><text:s text:c="8"/></text:span></text:span><text:span text:style-name="Source_20_Text"><text:span text:style-name="T12">50M</text:span></text:span></text:p>
      <text:p text:style-name="P7">Si ahora queremos sumar las columnas <text:span text:style-name="T17">2</text:span> y <text:span text:style-name="T17">3</text:span> para obtener el espacio total de cada partición lo podemos hacer del siguiente modo:</text:p>
      <text:p text:style-name="Preformatted_20_Text"><text:span text:style-name="Source_20_Text"><text:span text:style-name="T8">$</text:span></text:span><text:span text:style-name="Source_20_Text"><text:span text:style-name="T10"> </text:span></text:span><text:span text:style-name="Source_20_Text"><text:span text:style-name="T2">df -h | awk </text:span></text:span><text:span text:style-name="Source_20_Text"><text:span text:style-name="T16">'</text:span></text:span><text:span text:style-name="Source_20_Text"><text:span text:style-name="T27">/^\//</text:span></text:span><text:span text:style-name="Source_20_Text"><text:span text:style-name="T16"> {print </text:span></text:span><text:span text:style-name="Source_20_Text"><text:span text:style-name="T18">$1</text:span></text:span><text:span text:style-name="Source_20_Text"><text:span text:style-name="T25">"\t"</text:span></text:span><text:span text:style-name="Source_20_Text"><text:span text:style-name="T18">$2</text:span></text:span><text:span text:style-name="Source_20_Text"><text:span text:style-name="T16"> </text:span></text:span><text:span text:style-name="Source_20_Text"><text:span text:style-name="T28">+</text:span></text:span><text:span text:style-name="Source_20_Text"><text:span text:style-name="T16"> </text:span></text:span><text:span text:style-name="Source_20_Text"><text:span text:style-name="T18">$3}</text:span></text:span><text:span text:style-name="Source_20_Text"><text:span text:style-name="T16">'</text:span></text:span></text:p>
      <text:p text:style-name="Preformatted_20_Text"><text:span text:style-name="Source_20_Text"><text:span text:style-name="T12">/dev/sda5 <text:s text:c="6"/>41</text:span></text:span></text:p>
      <text:p text:style-name="Preformatted_20_Text"><text:span text:style-name="Source_20_Text"><text:span text:style-name="T12">/dev/sda4 <text:s text:c="6"/>90</text:span></text:span></text:p>
      <text:p text:style-name="Preformatted_20_Text"><text:span text:style-name="Source_20_Text"><text:span text:style-name="T12">/dev/sda6 <text:s text:c="6"/>55</text:span></text:span></text:p>
      <text:p text:style-name="P2"><text:span text:style-name="Source_20_Text"><text:span text:style-name="T12">/dev/sda8 <text:s text:c="6"/>546</text:span></text:span></text:p>
      <text:p text:style-name="P7">Y si queremos que se siga mostrando la unidad de capacidad de almacenamiento:</text:p>
      <text:p text:style-name="Preformatted_20_Text"><text:span text:style-name="Source_20_Text"><text:span text:style-name="T8">$</text:span></text:span><text:span text:style-name="Source_20_Text"><text:span text:style-name="T10"> </text:span></text:span><text:span text:style-name="Source_20_Text"><text:span text:style-name="T2">df -h | awk </text:span></text:span><text:span text:style-name="Source_20_Text"><text:span text:style-name="T16">'</text:span></text:span><text:span text:style-name="Source_20_Text"><text:span text:style-name="T27">/^\//</text:span></text:span><text:span text:style-name="Source_20_Text"><text:span text:style-name="T16"> {print </text:span></text:span><text:span text:style-name="Source_20_Text"><text:span text:style-name="T18">$1</text:span></text:span><text:span text:style-name="Source_20_Text"><text:span text:style-name="T25">"\t"</text:span></text:span><text:span text:style-name="Source_20_Text"><text:span text:style-name="T18">$2</text:span></text:span><text:span text:style-name="Source_20_Text"><text:span text:style-name="T16"> </text:span></text:span><text:span text:style-name="Source_20_Text"><text:span text:style-name="T28">+</text:span></text:span><text:span text:style-name="Source_20_Text"><text:span text:style-name="T16"> </text:span></text:span><text:span text:style-name="Source_20_Text"><text:span text:style-name="T18">$3</text:span></text:span><text:span text:style-name="Source_20_Text"><text:span text:style-name="T25">"G"</text:span></text:span><text:span text:style-name="Source_20_Text"><text:span text:style-name="T16">}'</text:span></text:span></text:p>
      <text:p text:style-name="Preformatted_20_Text"><text:span text:style-name="Source_20_Text"><text:span text:style-name="T12">/dev/sda5 <text:s text:c="6"/>41G</text:span></text:span></text:p>
      <text:p text:style-name="Preformatted_20_Text"><text:span text:style-name="Source_20_Text"><text:span text:style-name="T12">/dev/sda4 <text:s text:c="6"/>90G</text:span></text:span></text:p>
      <text:p text:style-name="Preformatted_20_Text"><text:span text:style-name="Source_20_Text"><text:span text:style-name="T12">/dev/sda6 <text:s text:c="6"/>55G</text:span></text:span></text:p>
      <text:p text:style-name="P2"><text:span text:style-name="Source_20_Text"><text:span text:style-name="T12">/dev/sda8 <text:s text:c="6"/>546G</text:span></text:span></text:p>
      <text:h text:style-name="Heading_20_3" text:outline-level="3">Mostrar únicamente las líneas que tengan una longitud de caracteres determinada mediante lenght</text:h>
      <text:p text:style-name="P7">Si queremos imprimir las líneas del fichero <text:span text:style-name="Source_20_Text"><text:span text:style-name="T1">/etc/shells</text:span></text:span> que tienen una longitud superior a <text:span text:style-name="T1">9</text:span> caracteres ejecutaremos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 length(</text:span></text:span><text:span text:style-name="Source_20_Text"><text:span text:style-name="T18">$0</text:span></text:span><text:span text:style-name="Source_20_Text"><text:span text:style-name="T16">) &gt; </text:span></text:span><text:span text:style-name="Source_20_Text"><text:span text:style-name="T2">9</text:span></text:span><text:span text:style-name="Source_20_Text"><text:span text:style-name="T16"> '</text:span></text:span><text:span text:style-name="Source_20_Text"><text:span text:style-name="T2"> /etc/shells</text:span></text:span></text:p>
      <text:p text:style-name="Preformatted_20_Text"><text:span text:style-name="Source_20_Text"><text:span text:style-name="T12"># /etc/shells: valid login shells</text:span></text:span></text:p>
      <text:p text:style-name="Preformatted_20_Text"><text:span text:style-name="Source_20_Text"><text:span text:style-name="T12">/usr/bin/bash</text:span></text:span></text:p>
      <text:p text:style-name="Preformatted_20_Text"><text:span text:style-name="Source_20_Text"><text:span text:style-name="T12">/bin/rbash</text:span></text:span></text:p>
      <text:p text:style-name="Preformatted_20_Text"><text:span text:style-name="Source_20_Text"><text:span text:style-name="T12">/usr/bin/rbash</text:span></text:span></text:p>
      <text:p text:style-name="P2"><text:soft-page-break/><text:span text:style-name="Source_20_Text"><text:span text:style-name="T12">/usr/bin/dash</text:span></text:span></text:p>
      <text:p text:style-name="P7"><text:span text:style-name="Strong_20_Emphasis">Nota:</text:span> Del mismo modo que hemos usado <text:span text:style-name="Source_20_Text"><text:span text:style-name="T15">length(</text:span></text:span><text:span text:style-name="Source_20_Text"><text:span text:style-name="T17">$0</text:span></text:span><text:span text:style-name="Source_20_Text"><text:span text:style-name="T15">) &gt; </text:span></text:span><text:span text:style-name="Source_20_Text"><text:span text:style-name="T1">9</text:span></text:span> podríamos haber usado <text:span text:style-name="Source_20_Text"><text:span text:style-name="T15">length(</text:span></text:span><text:span text:style-name="Source_20_Text"><text:span text:style-name="T17">$0</text:span></text:span><text:span text:style-name="Source_20_Text"><text:span text:style-name="T15">) &lt; </text:span></text:span><text:span text:style-name="Source_20_Text"><text:span text:style-name="T1">9</text:span></text:span>, <text:span text:style-name="Source_20_Text"><text:span text:style-name="T15">length(</text:span></text:span><text:span text:style-name="Source_20_Text"><text:span text:style-name="T17">$0</text:span></text:span><text:span text:style-name="Source_20_Text"><text:span text:style-name="T15">) == </text:span></text:span><text:span text:style-name="Source_20_Text"><text:span text:style-name="T1">9</text:span></text:span> o <text:span text:style-name="Source_20_Text"><text:span text:style-name="T15">length(</text:span></text:span><text:span text:style-name="Source_20_Text"><text:span text:style-name="T17">$0</text:span></text:span><text:span text:style-name="Source_20_Text"><text:span text:style-name="T15">) != </text:span></text:span><text:span text:style-name="Source_20_Text"><text:span text:style-name="T1">9</text:span></text:span>.</text:p>
      <text:h text:style-name="Heading_20_3" text:outline-level="3">Mostrar filas que deben cumplir con varias condiciones de forma simultanea con el operador &amp;&amp;</text:h>
      <text:p text:style-name="P7">Mediante el operador <text:span text:style-name="Source_20_Text"><text:span text:style-name="T15">&amp;&amp;</text:span></text:span> podemos imprimir o mostrar las líneas que cumplan con 2 o más condiciones. Por ejemplo si queremos mostrar las líneas de salida del comando <text:span text:style-name="Source_20_Text"><text:span text:style-name="T1">df -h</text:span></text:span> que empiezan por <text:span text:style-name="Source_20_Text"><text:span text:style-name="T26">t</text:span></text:span> y cuya columna <text:span text:style-name="Source_20_Text"><text:span text:style-name="T17">6</text:span></text:span> tenga más de <text:span text:style-name="Source_20_Text"><text:span text:style-name="T1">8</text:span></text:span> caracteres ejecutaremos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sudo df -h | awk </text:span></text:span><text:span text:style-name="Source_20_Text"><text:span text:style-name="T16">' </text:span></text:span><text:span text:style-name="Source_20_Text"><text:span text:style-name="T27">/^t/</text:span></text:span><text:span text:style-name="Source_20_Text"><text:span text:style-name="T16"> &amp;&amp; length(</text:span></text:span><text:span text:style-name="Source_20_Text"><text:span text:style-name="T18">$6</text:span></text:span><text:span text:style-name="Source_20_Text"><text:span text:style-name="T16">) &gt; </text:span></text:span><text:span text:style-name="Source_20_Text"><text:span text:style-name="T2">8</text:span></text:span><text:span text:style-name="Source_20_Text"><text:span text:style-name="T16"> {print </text:span></text:span><text:span text:style-name="Source_20_Text"><text:span text:style-name="T18">$0</text:span></text:span><text:span text:style-name="Source_20_Text"><text:span text:style-name="T16">} '</text:span></text:span></text:p>
      <text:p text:style-name="Preformatted_20_Text"><text:span text:style-name="Source_20_Text"><text:span text:style-name="T12">tmpfs <text:s text:c="11"/>5,0M <text:s text:c="2"/>4,0K <text:s/>5,0M <text:s text:c="2"/>1% /run/lock</text:span></text:span></text:p>
      <text:p text:style-name="P2"><text:span text:style-name="Source_20_Text"><text:span text:style-name="T12">tmpfs <text:s text:c="11"/>292M <text:s text:c="3"/>52K <text:s/>292M <text:s text:c="2"/>1% /run/user/1000</text:span></text:span></text:p>
      <text:h text:style-name="Heading_20_3" text:outline-level="3">Ver la longitud de cada una de las líneas con el comando awk mediante ‘{print length}’</text:h>
      <text:p text:style-name="P7">Para saber el número de caracteres de cada una de las líneas del fichero <text:span text:style-name="Source_20_Text"><text:span text:style-name="T1">/etc/shells</text:span></text:span> lo haremos mediante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print length}'</text:span></text:span><text:span text:style-name="Source_20_Text"><text:span text:style-name="T2"> /etc/shells</text:span></text:span></text:p>
      <text:p text:style-name="Preformatted_20_Text"><text:span text:style-name="Source_20_Text"><text:span text:style-name="T12">33</text:span></text:span></text:p>
      <text:p text:style-name="Preformatted_20_Text"><text:span text:style-name="Source_20_Text"><text:span text:style-name="T12">7</text:span></text:span></text:p>
      <text:p text:style-name="Preformatted_20_Text"><text:span text:style-name="Source_20_Text"><text:span text:style-name="T12">9</text:span></text:span></text:p>
      <text:p text:style-name="Preformatted_20_Text"><text:span text:style-name="Source_20_Text"><text:span text:style-name="T12">13</text:span></text:span></text:p>
      <text:p text:style-name="Preformatted_20_Text"><text:span text:style-name="Source_20_Text"><text:span text:style-name="T12">10</text:span></text:span></text:p>
      <text:p text:style-name="Preformatted_20_Text"><text:span text:style-name="Source_20_Text"><text:span text:style-name="T12">14</text:span></text:span></text:p>
      <text:p text:style-name="Preformatted_20_Text"><text:span text:style-name="Source_20_Text"><text:span text:style-name="T12">9</text:span></text:span></text:p>
      <text:p text:style-name="P2"><text:span text:style-name="Source_20_Text"><text:span text:style-name="T12">13</text:span></text:span></text:p>
      <text:p text:style-name="P7">Si además de escribir el número de caracteres también queremos escribir el contenido de la línea:</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print length</text:span></text:span><text:span text:style-name="Source_20_Text"><text:span text:style-name="T25">"\t"</text:span></text:span><text:span text:style-name="Source_20_Text"><text:span text:style-name="T18">$0</text:span></text:span><text:span text:style-name="Source_20_Text"><text:span text:style-name="T16">}'</text:span></text:span><text:span text:style-name="Source_20_Text"><text:span text:style-name="T2"> /etc/shells</text:span></text:span></text:p>
      <text:p text:style-name="Preformatted_20_Text"><text:span text:style-name="Source_20_Text"><text:span text:style-name="T12">33 <text:s text:c="5"/># /etc/shells: valid login shells</text:span></text:span></text:p>
      <text:p text:style-name="Preformatted_20_Text"><text:span text:style-name="Source_20_Text"><text:span text:style-name="T12">7 <text:s text:c="6"/>/bin/sh</text:span></text:span></text:p>
      <text:p text:style-name="Preformatted_20_Text"><text:span text:style-name="Source_20_Text"><text:span text:style-name="T12">9 <text:s text:c="6"/>/bin/bash</text:span></text:span></text:p>
      <text:p text:style-name="Preformatted_20_Text"><text:span text:style-name="Source_20_Text"><text:span text:style-name="T12">13 <text:s text:c="5"/>/usr/bin/bash</text:span></text:span></text:p>
      <text:p text:style-name="Preformatted_20_Text"><text:span text:style-name="Source_20_Text"><text:span text:style-name="T12">10 <text:s text:c="5"/>/bin/rbash</text:span></text:span></text:p>
      <text:p text:style-name="Preformatted_20_Text"><text:span text:style-name="Source_20_Text"><text:span text:style-name="T12">14 <text:s text:c="5"/>/usr/bin/rbash</text:span></text:span></text:p>
      <text:p text:style-name="Preformatted_20_Text"><text:span text:style-name="Source_20_Text"><text:span text:style-name="T12">9 <text:s text:c="6"/>/bin/dash</text:span></text:span></text:p>
      <text:p text:style-name="P2"><text:span text:style-name="Source_20_Text"><text:span text:style-name="T12">13 <text:s text:c="5"/>/usr/bin/dash</text:span></text:span></text:p>
      <text:p text:style-name="P7">En este apartado hemos visto como imprimir el número de caracteres de un línea entera. Si únicamente queremos imprimir el número de caracteres de la columna <text:span text:style-name="Source_20_Text"><text:span text:style-name="T17">1</text:span></text:span> de la salida del comando <text:span text:style-name="Source_20_Text"><text:span text:style-name="T1">df -h</text:span></text:span> lo ha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sudo df -h | awk </text:span></text:span><text:span text:style-name="Source_20_Text"><text:span text:style-name="T16">'{print length(</text:span></text:span><text:span text:style-name="Source_20_Text"><text:span text:style-name="T18">$1</text:span></text:span><text:span text:style-name="Source_20_Text"><text:span text:style-name="T16">)</text:span></text:span><text:span text:style-name="Source_20_Text"><text:span text:style-name="T25">"\t"</text:span></text:span><text:span text:style-name="Source_20_Text"><text:span text:style-name="T18">$1</text:span></text:span><text:span text:style-name="Source_20_Text"><text:span text:style-name="T16">}'</text:span></text:span></text:p>
      <text:p text:style-name="Preformatted_20_Text"><text:span text:style-name="Source_20_Text"><text:span text:style-name="T12">10 <text:s text:c="5"/>S.ficheros</text:span></text:span></text:p>
      <text:p text:style-name="Preformatted_20_Text"><text:span text:style-name="Source_20_Text"><text:span text:style-name="T12">4 <text:s text:c="6"/>udev</text:span></text:span></text:p>
      <text:p text:style-name="Preformatted_20_Text"><text:span text:style-name="Source_20_Text"><text:span text:style-name="T12">5 <text:s text:c="6"/>tmpfs</text:span></text:span></text:p>
      <text:p text:style-name="Preformatted_20_Text"><text:span text:style-name="Source_20_Text"><text:span text:style-name="T12">9 <text:s text:c="6"/>/dev/sda1</text:span></text:span></text:p>
      <text:p text:style-name="Preformatted_20_Text"><text:span text:style-name="Source_20_Text"><text:span text:style-name="T12">5 <text:s text:c="6"/>tmpfs</text:span></text:span></text:p>
      <text:p text:style-name="Preformatted_20_Text"><text:span text:style-name="Source_20_Text"><text:span text:style-name="T12">5 <text:s text:c="6"/>tmpfs</text:span></text:span></text:p>
      <text:p text:style-name="Preformatted_20_Text"><text:span text:style-name="Source_20_Text"><text:span text:style-name="T12">10 <text:s text:c="5"/>compartida</text:span></text:span></text:p>
      <text:p text:style-name="P2"><text:span text:style-name="Source_20_Text"><text:span text:style-name="T12">5 <text:s text:c="6"/>tmpfs</text:span></text:span></text:p>
      <text:p text:style-name="P7"><text:soft-page-break/>Y si queremos eliminar la primera de la salida del comando <text:span text:style-name="Source_20_Text"><text:span text:style-name="T1">df</text:span></text:span> añadiríamos el parámetro <text:span text:style-name="Source_20_Text"><text:span text:style-name="T20">NR&gt;1</text:span></text:span> del siguiente modo:</text:p>
      <text:p text:style-name="Preformatted_20_Text"><text:span text:style-name="Source_20_Text"><text:span text:style-name="T8">$</text:span></text:span><text:span text:style-name="Source_20_Text"><text:span text:style-name="T10"> </text:span></text:span><text:span text:style-name="Source_20_Text"><text:span text:style-name="T2">sudo df -h | awk </text:span></text:span><text:span text:style-name="Source_20_Text"><text:span text:style-name="T16">'</text:span></text:span><text:span text:style-name="Source_20_Text"><text:span text:style-name="T21">NR&gt;1</text:span></text:span><text:span text:style-name="Source_20_Text"><text:span text:style-name="T16">{print length(</text:span></text:span><text:span text:style-name="Source_20_Text"><text:span text:style-name="T18">$1</text:span></text:span><text:span text:style-name="Source_20_Text"><text:span text:style-name="T16">)</text:span></text:span><text:span text:style-name="Source_20_Text"><text:span text:style-name="T25">"\t"</text:span></text:span><text:span text:style-name="Source_20_Text"><text:span text:style-name="T18">$1</text:span></text:span><text:span text:style-name="Source_20_Text"><text:span text:style-name="T16">}'</text:span></text:span></text:p>
      <text:p text:style-name="Preformatted_20_Text"><text:span text:style-name="Source_20_Text"><text:span text:style-name="T12">4 <text:s text:c="6"/>udev</text:span></text:span></text:p>
      <text:p text:style-name="Preformatted_20_Text"><text:span text:style-name="Source_20_Text"><text:span text:style-name="T12">5 <text:s text:c="6"/>tmpfs</text:span></text:span></text:p>
      <text:p text:style-name="Preformatted_20_Text"><text:span text:style-name="Source_20_Text"><text:span text:style-name="T12">9 <text:s text:c="6"/>/dev/sda1</text:span></text:span></text:p>
      <text:p text:style-name="Preformatted_20_Text"><text:span text:style-name="Source_20_Text"><text:span text:style-name="T12">5 <text:s text:c="6"/>tmpfs</text:span></text:span></text:p>
      <text:p text:style-name="Preformatted_20_Text"><text:span text:style-name="Source_20_Text"><text:span text:style-name="T12">5 <text:s text:c="6"/>tmpfs</text:span></text:span></text:p>
      <text:p text:style-name="Preformatted_20_Text"><text:span text:style-name="Source_20_Text"><text:span text:style-name="T12">10 <text:s text:c="5"/>compartida</text:span></text:span></text:p>
      <text:p text:style-name="P2"><text:span text:style-name="Source_20_Text"><text:span text:style-name="T12">5 <text:s text:c="6"/>tmpfs</text:span></text:span></text:p>
      <text:h text:style-name="Heading_20_3" text:outline-level="3">Imprimir la longitud de únicamente las líneas que tengan un determinado número de caracteres</text:h>
      <text:p text:style-name="P7">Si ahora queremos imprimir la longitud de únicamente las líneas que tienen una longitud superior a <text:span text:style-name="T1">9</text:span> caracteres tan solo tenemos que combinar los comandos de los últimos apartad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 length(</text:span></text:span><text:span text:style-name="Source_20_Text"><text:span text:style-name="T18">$0</text:span></text:span><text:span text:style-name="Source_20_Text"><text:span text:style-name="T16">) &gt; </text:span></text:span><text:span text:style-name="Source_20_Text"><text:span text:style-name="T2">9</text:span></text:span><text:span text:style-name="Source_20_Text"><text:span text:style-name="T16"> {print length} '</text:span></text:span><text:span text:style-name="Source_20_Text"><text:span text:style-name="T2"> /etc/shells</text:span></text:span></text:p>
      <text:p text:style-name="Preformatted_20_Text"><text:span text:style-name="Source_20_Text"><text:span text:style-name="T12">33</text:span></text:span></text:p>
      <text:p text:style-name="Preformatted_20_Text"><text:span text:style-name="Source_20_Text"><text:span text:style-name="T12">13</text:span></text:span></text:p>
      <text:p text:style-name="Preformatted_20_Text"><text:span text:style-name="Source_20_Text"><text:span text:style-name="T12">10</text:span></text:span></text:p>
      <text:p text:style-name="Preformatted_20_Text"><text:span text:style-name="Source_20_Text"><text:span text:style-name="T12">14</text:span></text:span></text:p>
      <text:p text:style-name="P2"><text:span text:style-name="Source_20_Text"><text:span text:style-name="T12">13</text:span></text:span></text:p>
      <text:h text:style-name="Heading_20_3" text:outline-level="3">Imprimir todas las líneas cuyo el último delimitador sea igual a una determinada palabra mediante el condicional if</text:h>
      <text:p text:style-name="P7">En mi caso la salida del comando <text:span text:style-name="Source_20_Text"><text:span text:style-name="T1">ps -ef</text:span></text:span> es la siguiente:</text:p>
      <text:p text:style-name="Preformatted_20_Text"><text:span text:style-name="Source_20_Text"><text:span text:style-name="T8">$</text:span></text:span><text:span text:style-name="Source_20_Text"><text:span text:style-name="T10"> </text:span></text:span><text:span text:style-name="Source_20_Text"><text:span text:style-name="T2">ps -ef</text:span></text:span></text:p>
      <text:p text:style-name="Preformatted_20_Text"><text:span text:style-name="Source_20_Text"><text:span text:style-name="T12">UID <text:s text:c="9"/>PID <text:s text:c="3"/>PPID <text:s/>C STIME TTY <text:s text:c="9"/>TIME CMD</text:span></text:span></text:p>
      <text:p text:style-name="Preformatted_20_Text"><text:span text:style-name="Source_20_Text"><text:span text:style-name="T12">root <text:s text:c="10"/>1 <text:s text:c="6"/>0 <text:s/>0 17:11 ? <text:s text:c="7"/>00:00:01 /sbin/init</text:span></text:span></text:p>
      <text:p text:style-name="Preformatted_20_Text"><text:span text:style-name="Source_20_Text"><text:span text:style-name="T12">root <text:s text:c="10"/>2 <text:s text:c="6"/>0 <text:s/>0 17:11 ? <text:s text:c="7"/>00:00:00 [kthreadd]</text:span></text:span></text:p>
      <text:p text:style-name="Preformatted_20_Text"><text:span text:style-name="Source_20_Text"><text:span text:style-name="T12">root <text:s text:c="10"/>3 <text:s text:c="6"/>2 <text:s/>0 17:11 ? <text:s text:c="7"/>00:00:00 [rcu_gp]</text:span></text:span></text:p>
      <text:p text:style-name="Preformatted_20_Text"><text:span text:style-name="Source_20_Text"><text:span text:style-name="T12">root <text:s text:c="10"/>4 <text:s text:c="6"/>2 <text:s/>0 17:11 ? <text:s text:c="7"/>00:00:00 [rcu_par_gp]</text:span></text:span></text:p>
      <text:p text:style-name="P2"><text:span text:style-name="Source_20_Text"><text:span text:style-name="T12">...</text:span></text:span></text:p>
      <text:p text:style-name="P7">Si queremos obtener un listado de procesos cuyo último delimitador contenga la palabra <text:span text:style-name="Source_20_Text"><text:span text:style-name="T1">firefox</text:span></text:span> podemos usar lo aprendido hasta ahora conjuntamente con el comando <text:span text:style-name="Source_20_Text"><text:span text:style-name="T15">if</text:span></text:span>. Para conseguir nuestro propósito lo ha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ps -ef | awk </text:span></text:span><text:span text:style-name="Source_20_Text"><text:span text:style-name="T16">'{ if(</text:span></text:span><text:span text:style-name="Source_20_Text"><text:span text:style-name="T18">$NF</text:span></text:span><text:span text:style-name="Source_20_Text"><text:span text:style-name="T16"> == "</text:span></text:span><text:span text:style-name="Source_20_Text"><text:span text:style-name="T2">firefox</text:span></text:span><text:span text:style-name="Source_20_Text"><text:span text:style-name="T16">") print </text:span></text:span><text:span text:style-name="Source_20_Text"><text:span text:style-name="T18">$0</text:span></text:span><text:span text:style-name="Source_20_Text"><text:span text:style-name="T16">}'</text:span></text:span></text:p>
      <text:p text:style-name="Preformatted_20_Text"><text:span text:style-name="Source_20_Text"><text:span text:style-name="T12">joan <text:s text:c="6"/>12642 <text:s text:c="6"/>1 <text:s/>0 09:42 ? <text:s text:c="7"/>00:00:00 /bin/sh -c firefox</text:span></text:span></text:p>
      <text:p text:style-name="P2"><text:span text:style-name="Source_20_Text"><text:span text:style-name="T12">joan <text:s text:c="6"/>12643 <text:s text:c="2"/>12642 14 09:42 ? <text:s text:c="7"/>00:59:13 firefox</text:span></text:span></text:p>
      <text:p text:style-name="P7"><text:span text:style-name="Strong_20_Emphasis">Nota:</text:span> Podemos usar varios operadores como por ejemplo <text:span text:style-name="Source_20_Text"><text:span text:style-name="T15">==</text:span></text:span><text:span text:style-name="Source_20_Text">, </text:span><text:span text:style-name="Source_20_Text"><text:span text:style-name="T15">!=</text:span></text:span><text:span text:style-name="Source_20_Text">, </text:span><text:span text:style-name="Source_20_Text"><text:span text:style-name="T15">&gt;</text:span></text:span><text:span text:style-name="Source_20_Text">, </text:span><text:span text:style-name="Source_20_Text"><text:span text:style-name="T15">&lt;</text:span></text:span><text:line-break/><text:span text:style-name="Strong_20_Emphasis">Nota:</text:span> En apartados anteriores hemos visto que el último delimitador se define como <text:span text:style-name="Source_20_Text"><text:span text:style-name="T17">$NF</text:span></text:span>.<text:line-break/><text:span text:style-name="Strong_20_Emphasis">Nota:</text:span> <text:span text:style-name="Source_20_Text"><text:span text:style-name="T17">$0</text:span></text:span> hace referencia a todas las columnas.</text:p>
      <text:p text:style-name="P7">Si únicamente quisiéramos imprimir el número de proceso y el último delimitador usaríamos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ps -ef | awk </text:span></text:span><text:span text:style-name="Source_20_Text"><text:span text:style-name="T16">'{ if(</text:span></text:span><text:span text:style-name="Source_20_Text"><text:span text:style-name="T18">$NF</text:span></text:span><text:span text:style-name="Source_20_Text"><text:span text:style-name="T16"> == "</text:span></text:span><text:span text:style-name="Source_20_Text"><text:span text:style-name="T2">firefox</text:span></text:span><text:span text:style-name="Source_20_Text"><text:span text:style-name="T16">") print </text:span></text:span><text:span text:style-name="Source_20_Text"><text:span text:style-name="T18">$2</text:span></text:span><text:span text:style-name="Source_20_Text"><text:span text:style-name="T16">" "</text:span></text:span><text:span text:style-name="Source_20_Text"><text:span text:style-name="T18">$NF</text:span></text:span><text:span text:style-name="Source_20_Text"><text:span text:style-name="T16">}'</text:span></text:span></text:p>
      <text:p text:style-name="Preformatted_20_Text"><text:span text:style-name="Source_20_Text"><text:span text:style-name="T12">12642 firefox</text:span></text:span></text:p>
      <text:p text:style-name="P2"><text:span text:style-name="Source_20_Text"><text:span text:style-name="T12">12643 firefox</text:span></text:span></text:p>
      <text:h text:style-name="Heading_20_3" text:outline-level="3"><text:soft-page-break/>Contar el número de líneas de un fichero o de la salida de un comando con NR (Número de registros)</text:h>
      <text:p text:style-name="P7">Para mostrar el número de líneas que tiene un fichero o la salida de un comando usaremos el parámetro <text:span text:style-name="Source_20_Text"><text:span text:style-name="T20">NR</text:span></text:span>. Por lo tanto para imprimir el número de líneas que tiene el fichero <text:span text:style-name="Source_20_Text"><text:span text:style-name="T1">/etc/shells</text:span></text:span> lo ha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print </text:span></text:span><text:span text:style-name="Source_20_Text"><text:span text:style-name="T21">NR</text:span></text:span><text:span text:style-name="Source_20_Text"><text:span text:style-name="T16">}'</text:span></text:span><text:span text:style-name="Source_20_Text"><text:span text:style-name="T2"> /etc/shells</text:span></text:span></text:p>
      <text:p text:style-name="Preformatted_20_Text"><text:span text:style-name="Source_20_Text"><text:span text:style-name="T12">1</text:span></text:span></text:p>
      <text:p text:style-name="Preformatted_20_Text"><text:span text:style-name="Source_20_Text"><text:span text:style-name="T12">2</text:span></text:span></text:p>
      <text:p text:style-name="Preformatted_20_Text"><text:span text:style-name="Source_20_Text"><text:span text:style-name="T12">3</text:span></text:span></text:p>
      <text:p text:style-name="Preformatted_20_Text"><text:span text:style-name="Source_20_Text"><text:span text:style-name="T12">4</text:span></text:span></text:p>
      <text:p text:style-name="Preformatted_20_Text"><text:span text:style-name="Source_20_Text"><text:span text:style-name="T12">5</text:span></text:span></text:p>
      <text:p text:style-name="Preformatted_20_Text"><text:span text:style-name="Source_20_Text"><text:span text:style-name="T12">6</text:span></text:span></text:p>
      <text:p text:style-name="Preformatted_20_Text"><text:span text:style-name="Source_20_Text"><text:span text:style-name="T12">7</text:span></text:span></text:p>
      <text:p text:style-name="P2"><text:span text:style-name="Source_20_Text"><text:span text:style-name="T12">8</text:span></text:span></text:p>
      <text:p text:style-name="P7">Sí únicamente queremos obtener el número total de líneas añadiremos el parámetro <text:span text:style-name="Source_20_Text"><text:span text:style-name="T15">END</text:span></text:span> del siguiente mo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END {print </text:span></text:span><text:span text:style-name="Source_20_Text"><text:span text:style-name="T21">NR</text:span></text:span><text:span text:style-name="Source_20_Text"><text:span text:style-name="T16">}'</text:span></text:span><text:span text:style-name="Source_20_Text"><text:span text:style-name="T2"> /etc/shells</text:span></text:span></text:p>
      <text:p text:style-name="P2"><text:span text:style-name="Source_20_Text"><text:span text:style-name="T12">8</text:span></text:span></text:p>
      <text:p text:style-name="P7"><text:span text:style-name="Strong_20_Emphasis">Nota</text:span>: Toda acción precedida del comando <text:span text:style-name="Source_20_Text"><text:span text:style-name="T15">END</text:span></text:span> solo se ejecutará una vez cuando se haya procesado la salida del fichero <text:span text:style-name="Source_20_Text"><text:span text:style-name="T1">/etc/shells</text:span></text:span></text:p>
      <text:h text:style-name="Heading_20_3" text:outline-level="3">Imprimir la primera línea de un fichero o de la salida de un comando con la opción NR</text:h>
      <text:p text:style-name="P7">La opción <text:span text:style-name="Source_20_Text"><text:span text:style-name="T20">NR</text:span></text:span> también no servirá para imprimir la línea de texto que nosotros queramos. Por ejemplo si queremos imprimir la primera línea de la salida del comando <text:span text:style-name="Source_20_Text"><text:span text:style-name="T1">ps -aux</text:span></text:span> lo ha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ps -aux | awk </text:span></text:span><text:span text:style-name="Source_20_Text"><text:span text:style-name="T16">'</text:span></text:span><text:span text:style-name="Source_20_Text"><text:span text:style-name="T21">NR==1</text:span></text:span><text:span text:style-name="Source_20_Text"><text:span text:style-name="T16">{print </text:span></text:span><text:span text:style-name="Source_20_Text"><text:span text:style-name="T18">$0</text:span></text:span><text:span text:style-name="Source_20_Text"><text:span text:style-name="T16">}'</text:span></text:span></text:p>
      <text:p text:style-name="P2"><text:span text:style-name="Source_20_Text"><text:span text:style-name="T12">USER <text:s text:c="8"/>PID %CPU %MEM <text:s text:c="3"/>VSZ <text:s text:c="2"/>RSS TTY <text:s text:c="5"/>STAT START <text:s text:c="2"/>TIME COMMAND</text:span></text:span></text:p>
      <text:p text:style-name="P7">Y si únicamente queremos imprimir la segunda línea lo haremos así:</text:p>
      <text:p text:style-name="Preformatted_20_Text"><text:span text:style-name="Source_20_Text"><text:span text:style-name="T8">$</text:span></text:span><text:span text:style-name="Source_20_Text"><text:span text:style-name="T10"> </text:span></text:span><text:span text:style-name="Source_20_Text"><text:span text:style-name="T2">ps -aux | awk </text:span></text:span><text:span text:style-name="Source_20_Text"><text:span text:style-name="T16">'</text:span></text:span><text:span text:style-name="Source_20_Text"><text:span text:style-name="T21">NR==2</text:span></text:span><text:span text:style-name="Source_20_Text"><text:span text:style-name="T16">{print </text:span></text:span><text:span text:style-name="Source_20_Text"><text:span text:style-name="T18">$0</text:span></text:span><text:span text:style-name="Source_20_Text"><text:span text:style-name="T16">}'</text:span></text:span></text:p>
      <text:p text:style-name="P2"><text:span text:style-name="Source_20_Text"><text:span text:style-name="T12">root <text:s text:c="10"/>1 <text:s/>0.0 <text:s/>0.3 163980 <text:s/>9400 ? <text:s text:c="7"/>Ss <text:s text:c="2"/>08:52 <text:s text:c="2"/>0:01 /sbin/init</text:span></text:span></text:p>
      <text:h text:style-name="Heading_20_3" text:outline-level="3">Imprimir todas las filas de un fichero a partir de una determinada línea mediante la opción NR</text:h>
      <text:p text:style-name="P7">Para imprimir todas las líneas de la salida del comando <text:span text:style-name="Source_20_Text"><text:span text:style-name="T1">ps -aux</text:span></text:span> excepto las 2 primeras lo haremos de forma similar al apartado anterior, pero en vez de usar el operador <text:span text:style-name="Source_20_Text"><text:span text:style-name="T15">==</text:span></text:span> usaremos el operador <text:span text:style-name="Source_20_Text"><text:span text:style-name="T15">&gt;</text:span></text:span></text:p>
      <text:p text:style-name="Preformatted_20_Text"><text:span text:style-name="Source_20_Text"><text:span text:style-name="T8">$</text:span></text:span><text:span text:style-name="Source_20_Text"><text:span text:style-name="T10"> </text:span></text:span><text:span text:style-name="Source_20_Text"><text:span text:style-name="T2">ps -aux | awk </text:span></text:span><text:span text:style-name="Source_20_Text"><text:span text:style-name="T16">'</text:span></text:span><text:span text:style-name="Source_20_Text"><text:span text:style-name="T21">NR&gt;2</text:span></text:span><text:span text:style-name="Source_20_Text"><text:span text:style-name="T16">{print </text:span></text:span><text:span text:style-name="Source_20_Text"><text:span text:style-name="T18">$0</text:span></text:span><text:span text:style-name="Source_20_Text"><text:span text:style-name="T16">}'</text:span></text:span></text:p>
      <text:p text:style-name="Preformatted_20_Text"><text:span text:style-name="Source_20_Text"><text:span text:style-name="T12">root <text:s text:c="10"/>2 <text:s/>0.0 <text:s/>0.0 <text:s text:c="5"/>0 <text:s text:c="4"/>0 ? <text:s text:c="7"/>S <text:s text:c="3"/>08:52 <text:s text:c="2"/>0:00 [kthreadd]</text:span></text:span></text:p>
      <text:p text:style-name="Preformatted_20_Text"><text:span text:style-name="Source_20_Text"><text:span text:style-name="T12">root <text:s text:c="10"/>3 <text:s/>0.0 <text:s/>0.0 <text:s text:c="5"/>0 <text:s text:c="4"/>0 ? <text:s text:c="7"/>I&lt; <text:s text:c="2"/>08:52 <text:s text:c="2"/>0:00 [rcu_gp]</text:span></text:span></text:p>
      <text:p text:style-name="Preformatted_20_Text"><text:span text:style-name="Source_20_Text"><text:span text:style-name="T12">root <text:s text:c="10"/>4 <text:s/>0.0 <text:s/>0.0 <text:s text:c="5"/>0 <text:s text:c="4"/>0 ? <text:s text:c="7"/>I&lt; <text:s text:c="2"/>08:52 <text:s text:c="2"/>0:00 [rcu_par_gp]</text:span></text:span></text:p>
      <text:p text:style-name="P2"><text:span text:style-name="Source_20_Text"><text:span text:style-name="T12">...</text:span></text:span></text:p>
      <text:p text:style-name="P7"><text:soft-page-break/>Lo que estamos haciendo con el comando ejecutado es imprimir todos los registros del fichero excepto el 1 y el 2 que corresponden obviamente a la primera y segunda línea.</text:p>
      <text:h text:style-name="Heading_20_3" text:outline-level="3">Imprimir todas las línea de un documento o salida que empiezan con un determinado carácter o string</text:h>
      <text:p text:style-name="P7">Si quisiéramos imprimir todos los procesos que están corriendo en nuestro sistema operativo podemos usar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ps -aux</text:span></text:span></text:p>
      <text:p text:style-name="Preformatted_20_Text"><text:span text:style-name="Source_20_Text"><text:span text:style-name="T12">USER <text:s text:c="8"/>PID %CPU %MEM <text:s text:c="3"/>VSZ <text:s text:c="2"/>RSS TTY <text:s text:c="5"/>STAT START <text:s text:c="2"/>TIME COMMAND</text:span></text:span></text:p>
      <text:p text:style-name="Preformatted_20_Text"><text:span text:style-name="Source_20_Text"><text:span text:style-name="T12">root <text:s text:c="10"/>1 <text:s/>0.0 <text:s/>0.3 163980 <text:s/>9388 ? <text:s text:c="7"/>Ss <text:s text:c="2"/>08:52 <text:s text:c="2"/>0:01 /sbin/init</text:span></text:span></text:p>
      <text:p text:style-name="Preformatted_20_Text"><text:span text:style-name="Source_20_Text"><text:span text:style-name="T12">root <text:s text:c="10"/>2 <text:s/>0.0 <text:s/>0.0 <text:s text:c="5"/>0 <text:s text:c="4"/>0 ? <text:s text:c="7"/>S <text:s text:c="3"/>08:52 <text:s text:c="2"/>0:00 [kthreadd]</text:span></text:span></text:p>
      <text:p text:style-name="Preformatted_20_Text"><text:span text:style-name="Source_20_Text"><text:span text:style-name="T12">root <text:s text:c="10"/>3 <text:s/>0.0 <text:s/>0.0 <text:s text:c="5"/>0 <text:s text:c="4"/>0 ? <text:s text:c="7"/>I&lt; <text:s text:c="2"/>08:52 <text:s text:c="2"/>0:00 [rcu_gp]</text:span></text:span></text:p>
      <text:p text:style-name="Preformatted_20_Text"><text:span text:style-name="Source_20_Text"><text:span text:style-name="T12">root <text:s text:c="10"/>4 <text:s/>0.0 <text:s/>0.0 <text:s text:c="5"/>0 <text:s text:c="4"/>0 ? <text:s text:c="7"/>I&lt; <text:s text:c="2"/>08:52 <text:s text:c="2"/>0:00 [rcu_par_gp]</text:span></text:span></text:p>
      <text:p text:style-name="P2"><text:span text:style-name="Source_20_Text"><text:span text:style-name="T12">...</text:span></text:span></text:p>
      <text:p text:style-name="P7">En la primera columna <text:span text:style-name="Source_20_Text"><text:span text:style-name="T17">$1</text:span></text:span> figura el usuario que ha iniciado el proceso. Si queremos imprimir los detalles de los procesos iniciados por usuario cuyo nombre empieza por <text:span text:style-name="Source_20_Text"><text:span text:style-name="T26">a</text:span></text:span> o por <text:span text:style-name="Source_20_Text"><text:span text:style-name="T26">m</text:span></text:span>, lo ha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ps -aux | awk </text:span></text:span><text:span text:style-name="Source_20_Text"><text:span text:style-name="T16">'</text:span></text:span><text:span text:style-name="Source_20_Text"><text:span text:style-name="T18">$1</text:span></text:span><text:span text:style-name="Source_20_Text"><text:span text:style-name="T16"> ~ </text:span></text:span><text:span text:style-name="Source_20_Text"><text:span text:style-name="T27">/^[a,m]/</text:span></text:span><text:span text:style-name="Source_20_Text"><text:span text:style-name="T16"> {print </text:span></text:span><text:span text:style-name="Source_20_Text"><text:span text:style-name="T18">$0</text:span></text:span><text:span text:style-name="Source_20_Text"><text:span text:style-name="T16">}'</text:span></text:span></text:p>
      <text:p text:style-name="Preformatted_20_Text"><text:span text:style-name="Source_20_Text"><text:span text:style-name="T12">avahi <text:s text:c="7"/>451 <text:s/>0.0 <text:s/>0.1 <text:s text:c="2"/>7272 <text:s/>3132 ? <text:s text:c="7"/>Ss <text:s text:c="2"/>08:52 <text:s text:c="2"/>0:00 avahi-daemon: running [asus.local]</text:span></text:span></text:p>
      <text:p text:style-name="Preformatted_20_Text"><text:span text:style-name="Source_20_Text"><text:span text:style-name="T12">message+ <text:s text:c="4"/>455 <text:s/>0.0 <text:s/>0.1 <text:s text:c="2"/>8908 <text:s/>4572 ? <text:s text:c="7"/>Ss <text:s text:c="2"/>08:52 <text:s text:c="2"/>0:01 /usr/bin/dbus-daemon --system --address=systemd: --nofork --nopidfile --systemd-activation --syslog-only</text:span></text:span></text:p>
      <text:p text:style-name="P2"><text:span text:style-name="Source_20_Text"><text:span text:style-name="T12">avahi <text:s text:c="7"/>471 <text:s/>0.0 <text:s/>0.0 <text:s text:c="2"/>7092 <text:s text:c="2"/>316 ? <text:s text:c="7"/>S <text:s text:c="3"/>08:52 <text:s text:c="2"/>0:00 avahi-daemon: chroot helper</text:span></text:span></text:p>
      <text:p text:style-name="P7">Si queremos el mismo resultado que acabamos de obtener mostrando la cabecera que en este caso será la primera línea lo ha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ps -aux | awk </text:span></text:span><text:span text:style-name="Source_20_Text"><text:span text:style-name="T16">'</text:span></text:span><text:span text:style-name="Source_20_Text"><text:span text:style-name="T21">NR==1</text:span></text:span><text:span text:style-name="Source_20_Text"><text:span text:style-name="T16">{print </text:span></text:span><text:span text:style-name="Source_20_Text"><text:span text:style-name="T18">$0</text:span></text:span><text:span text:style-name="Source_20_Text"><text:span text:style-name="T16">}'</text:span></text:span><text:span text:style-name="Source_20_Text"><text:span text:style-name="T2"> &amp;&amp; ps -aux | awk </text:span></text:span><text:span text:style-name="Source_20_Text"><text:span text:style-name="T16">'</text:span></text:span><text:span text:style-name="Source_20_Text"><text:span text:style-name="T18">$1</text:span></text:span><text:span text:style-name="Source_20_Text"><text:span text:style-name="T16"> ~ </text:span></text:span><text:span text:style-name="Source_20_Text"><text:span text:style-name="T27">/^[a,m]/</text:span></text:span><text:span text:style-name="Source_20_Text"><text:span text:style-name="T16"> {print </text:span></text:span><text:span text:style-name="Source_20_Text"><text:span text:style-name="T18">$0</text:span></text:span><text:span text:style-name="Source_20_Text"><text:span text:style-name="T16">}'</text:span></text:span></text:p>
      <text:p text:style-name="Preformatted_20_Text"><text:span text:style-name="Source_20_Text"><text:span text:style-name="T12">USER <text:s text:c="8"/>PID %CPU %MEM <text:s text:c="3"/>VSZ <text:s text:c="2"/>RSS TTY <text:s text:c="5"/>STAT START <text:s text:c="2"/>TIME COMMAND</text:span></text:span></text:p>
      <text:p text:style-name="Preformatted_20_Text"><text:span text:style-name="Source_20_Text"><text:span text:style-name="T12">avahi <text:s text:c="7"/>451 <text:s/>0.0 <text:s/>0.1 <text:s text:c="2"/>7272 <text:s/>3096 ? <text:s text:c="7"/>Ss <text:s text:c="2"/>08:52 <text:s text:c="2"/>0:00 avahi-daemon: running [asus.local]</text:span></text:span></text:p>
      <text:p text:style-name="Preformatted_20_Text"><text:span text:style-name="Source_20_Text"><text:span text:style-name="T12">message+ <text:s text:c="4"/>455 <text:s/>0.0 <text:s/>0.1 <text:s text:c="2"/>8908 <text:s/>4572 ? <text:s text:c="7"/>Ss <text:s text:c="2"/>08:52 <text:s text:c="2"/>0:01 /usr/bin/dbus-daemon --system --address=systemd: --nofork --nopidfile --systemd-activation --syslog-only</text:span></text:span></text:p>
      <text:p text:style-name="P2"><text:span text:style-name="Source_20_Text"><text:span text:style-name="T12">avahi <text:s text:c="7"/>471 <text:s/>0.0 <text:s/>0.0 <text:s text:c="2"/>7092 <text:s text:c="2"/>304 ? <text:s text:c="7"/>S <text:s text:c="3"/>08:52 <text:s text:c="2"/>0:00 avahi-daemon: chroot helper</text:span></text:span></text:p>
      <text:h text:style-name="Heading_20_3" text:outline-level="3">Imprimir eliminando los x primero caracteres de cada línea mediante el parámetro substr</text:h>
      <text:p text:style-name="P7">En mi caso la salida del comando <text:span text:style-name="Source_20_Text"><text:span text:style-name="T1">/etc/shells</text:span></text:span> es la siguiente:</text:p>
      <text:p text:style-name="Preformatted_20_Text"><text:span text:style-name="Source_20_Text"><text:span text:style-name="T8">$</text:span></text:span><text:span text:style-name="Source_20_Text"><text:span text:style-name="T10"> </text:span></text:span><text:span text:style-name="Source_20_Text"><text:span text:style-name="T2">cat /etc/shells</text:span></text:span></text:p>
      <text:p text:style-name="Preformatted_20_Text"><text:span text:style-name="Source_20_Text"><text:span text:style-name="T12"># /etc/shells: valid login shells</text:span></text:span></text:p>
      <text:p text:style-name="Preformatted_20_Text"><text:span text:style-name="Source_20_Text"><text:span text:style-name="T12">/bin/sh</text:span></text:span></text:p>
      <text:p text:style-name="Preformatted_20_Text"><text:span text:style-name="Source_20_Text"><text:span text:style-name="T12">/bin/bash</text:span></text:span></text:p>
      <text:p text:style-name="Preformatted_20_Text"><text:span text:style-name="Source_20_Text"><text:span text:style-name="T12">/usr/bin/bash</text:span></text:span></text:p>
      <text:p text:style-name="Preformatted_20_Text"><text:span text:style-name="Source_20_Text"><text:span text:style-name="T12">/bin/rbash</text:span></text:span></text:p>
      <text:p text:style-name="Preformatted_20_Text"><text:span text:style-name="Source_20_Text"><text:span text:style-name="T12">/usr/bin/rbash</text:span></text:span></text:p>
      <text:p text:style-name="P2"><text:span text:style-name="Source_20_Text"><text:span text:style-name="T12">/bin/dash</text:span></text:span></text:p>
      <text:p text:style-name="P7"><text:soft-page-break/>Si queremos imprimir la salida eliminando por ejemplo los 5 primeros caracteres de cada una de las líneas lo ha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cat /etc/shells | awk</text:span></text:span><text:span text:style-name="Source_20_Text"><text:span text:style-name="T16"> '{print </text:span></text:span><text:span text:style-name="Source_20_Text"><text:span text:style-name="T30">substr</text:span></text:span><text:span text:style-name="Source_20_Text"><text:span text:style-name="T16">(</text:span></text:span><text:span text:style-name="Source_20_Text"><text:span text:style-name="T18">$0</text:span></text:span><text:span text:style-name="Source_20_Text"><text:span text:style-name="T16">, </text:span></text:span><text:span text:style-name="Source_20_Text"><text:span text:style-name="T2">5</text:span></text:span><text:span text:style-name="Source_20_Text"><text:span text:style-name="T16">)}'</text:span></text:span></text:p>
      <text:p text:style-name="Preformatted_20_Text"><text:span text:style-name="Source_20_Text"><text:span text:style-name="T12">etc/shells: valid login shells</text:span></text:span></text:p>
      <text:p text:style-name="Preformatted_20_Text"><text:span text:style-name="Source_20_Text"><text:span text:style-name="T12">/sh</text:span></text:span></text:p>
      <text:p text:style-name="Preformatted_20_Text"><text:span text:style-name="Source_20_Text"><text:span text:style-name="T12">/bash</text:span></text:span></text:p>
      <text:p text:style-name="Preformatted_20_Text"><text:span text:style-name="Source_20_Text"><text:span text:style-name="T12">/bin/bash</text:span></text:span></text:p>
      <text:p text:style-name="Preformatted_20_Text"><text:span text:style-name="Source_20_Text"><text:span text:style-name="T12">/rbash</text:span></text:span></text:p>
      <text:p text:style-name="Preformatted_20_Text"><text:span text:style-name="Source_20_Text"><text:span text:style-name="T12">/bin/rbash</text:span></text:span></text:p>
      <text:p text:style-name="Preformatted_20_Text"><text:span text:style-name="Source_20_Text"><text:span text:style-name="T12">/dash</text:span></text:span></text:p>
      <text:p text:style-name="P2"><text:span text:style-name="Source_20_Text"><text:span text:style-name="T12">/bin/dash</text:span></text:span></text:p>
      <text:p text:style-name="P7">Como hemos visto anteriormente, si queremos borrar la primera línea de la salida del comando lo haremos mediante el parámetro <text:span text:style-name="Source_20_Text"><text:span text:style-name="T20">NR&gt;1</text:span></text:span> del siguiente modo:</text:p>
      <text:p text:style-name="Preformatted_20_Text"><text:span text:style-name="Source_20_Text"><text:span text:style-name="T8">$</text:span></text:span><text:span text:style-name="Source_20_Text"><text:span text:style-name="T10"> </text:span></text:span><text:span text:style-name="Source_20_Text"><text:span text:style-name="T2">cat /etc/shells | awk </text:span></text:span><text:span text:style-name="Source_20_Text"><text:span text:style-name="T16">'</text:span></text:span><text:span text:style-name="Source_20_Text"><text:span text:style-name="T21">NR&gt;1</text:span></text:span><text:span text:style-name="Source_20_Text"><text:span text:style-name="T16"> {print </text:span></text:span><text:span text:style-name="Source_20_Text"><text:span text:style-name="T30">substr</text:span></text:span><text:span text:style-name="Source_20_Text"><text:span text:style-name="T16">(</text:span></text:span><text:span text:style-name="Source_20_Text"><text:span text:style-name="T18">$0</text:span></text:span><text:span text:style-name="Source_20_Text"><text:span text:style-name="T16">, </text:span></text:span><text:span text:style-name="Source_20_Text"><text:span text:style-name="T2">5</text:span></text:span><text:span text:style-name="Source_20_Text"><text:span text:style-name="T16">)}'</text:span></text:span></text:p>
      <text:p text:style-name="Preformatted_20_Text"><text:span text:style-name="Source_20_Text"><text:span text:style-name="T12">/sh</text:span></text:span></text:p>
      <text:p text:style-name="Preformatted_20_Text"><text:span text:style-name="Source_20_Text"><text:span text:style-name="T12">/bash</text:span></text:span></text:p>
      <text:p text:style-name="Preformatted_20_Text"><text:span text:style-name="Source_20_Text"><text:span text:style-name="T12">/bin/bash</text:span></text:span></text:p>
      <text:p text:style-name="Preformatted_20_Text"><text:span text:style-name="Source_20_Text"><text:span text:style-name="T12">/rbash</text:span></text:span></text:p>
      <text:p text:style-name="Preformatted_20_Text"><text:span text:style-name="Source_20_Text"><text:span text:style-name="T12">/bin/rbash</text:span></text:span></text:p>
      <text:p text:style-name="Preformatted_20_Text"><text:span text:style-name="Source_20_Text"><text:span text:style-name="T12">/dash</text:span></text:span></text:p>
      <text:p text:style-name="P2"><text:span text:style-name="Source_20_Text"><text:span text:style-name="T12">/bin/dash</text:span></text:span></text:p>
      <text:p text:style-name="P7"><text:span text:style-name="Strong_20_Emphasis">Nota:</text:span> El primer parámetro del comando <text:span text:style-name="T29">substr</text:span> sirve para definir la columna en la que operamos. El segundo parámetro es para definir los caracteres que queremos recortar.</text:p>
      <text:h text:style-name="Heading_20_3" text:outline-level="3">Imprimir un rango de líneas determinadas mediante el comando awk y NR</text:h>
      <text:p text:style-name="P7">Si en la salida del comando <text:span text:style-name="Source_20_Text"><text:span text:style-name="T1">cat /etc/shells</text:span></text:span> únicamente queremos imprimir las líneas o registros <text:span text:style-name="T20">2</text:span>, <text:span text:style-name="T20">3</text:span> y <text:span text:style-name="T20">4</text:span> lo ha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cat /etc/shells | awk </text:span></text:span><text:span text:style-name="Source_20_Text"><text:span text:style-name="T16">'</text:span></text:span><text:span text:style-name="Source_20_Text"><text:span text:style-name="T21">NR==2, NR==4</text:span></text:span><text:span text:style-name="Source_20_Text"><text:span text:style-name="T16"> {print </text:span></text:span><text:span text:style-name="Source_20_Text"><text:span text:style-name="T18">$0</text:span></text:span><text:span text:style-name="Source_20_Text"><text:span text:style-name="T16">}'</text:span></text:span></text:p>
      <text:p text:style-name="Preformatted_20_Text"><text:span text:style-name="Source_20_Text"><text:span text:style-name="T12">/bin/sh</text:span></text:span></text:p>
      <text:p text:style-name="Preformatted_20_Text"><text:span text:style-name="Source_20_Text"><text:span text:style-name="T12">/bin/bash</text:span></text:span></text:p>
      <text:p text:style-name="P2"><text:span text:style-name="Source_20_Text"><text:span text:style-name="T12">/usr/bin/bash</text:span></text:span></text:p>
      <text:p text:style-name="P7">Si a la salida del comando que acabamos de ejecutar le quisiéramos añadir los número de línea lo haría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cat /etc/shells | awk </text:span></text:span><text:span text:style-name="Source_20_Text"><text:span text:style-name="T16">'</text:span></text:span><text:span text:style-name="Source_20_Text"><text:span text:style-name="T21">NR==2, NR==4</text:span></text:span><text:span text:style-name="Source_20_Text"><text:span text:style-name="T16"> {print </text:span></text:span><text:span text:style-name="Source_20_Text"><text:span text:style-name="T2">NR</text:span></text:span><text:span text:style-name="Source_20_Text"><text:span text:style-name="T16">, </text:span></text:span><text:span text:style-name="Source_20_Text"><text:span text:style-name="T18">$0</text:span></text:span><text:span text:style-name="Source_20_Text"><text:span text:style-name="T16">}'</text:span></text:span></text:p>
      <text:p text:style-name="Preformatted_20_Text"><text:span text:style-name="Source_20_Text"><text:span text:style-name="T12">2 /bin/sh</text:span></text:span></text:p>
      <text:p text:style-name="Preformatted_20_Text"><text:span text:style-name="Source_20_Text"><text:span text:style-name="T12">3 /bin/bash</text:span></text:span></text:p>
      <text:p text:style-name="P2"><text:span text:style-name="Source_20_Text"><text:span text:style-name="T12">4 /usr/bin/bash</text:span></text:span></text:p>
      <text:h text:style-name="Heading_20_3" text:outline-level="3">Saber en que posición de una línea aparece una palabra o combinación de letras determinada mediante match y RSTART</text:h>
      <text:p text:style-name="P7">Para saber la posición en que aparece una palabra o cadena de caracteres usaremos los parámetros <text:span text:style-name="Source_20_Text"><text:span text:style-name="T26">match</text:span></text:span> y <text:span text:style-name="Source_20_Text"><text:span text:style-name="T1">RSTART</text:span></text:span>. Su funcionamiento lo veréis en el siguiente ejemplo.</text:p>
      <text:p text:style-name="P7">Para ver la posición en que aparece la palabra <text:span text:style-name="Source_20_Text"><text:span text:style-name="T26">cpu</text:span></text:span> en la salida del comando <text:span text:style-name="Source_20_Text"><text:span text:style-name="T1">ps -aux</text:span></text:span> ejecutaremos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ps -aux | awk </text:span></text:span><text:span text:style-name="Source_20_Text"><text:span text:style-name="T16">'</text:span></text:span><text:span text:style-name="Source_20_Text"><text:span text:style-name="T27">match($0, /cpu/)</text:span></text:span><text:span text:style-name="Source_20_Text"><text:span text:style-name="T2"> </text:span></text:span><text:span text:style-name="Source_20_Text"><text:span text:style-name="T16">{print </text:span></text:span><text:span text:style-name="Source_20_Text"><text:span text:style-name="T18">$0</text:span></text:span><text:span text:style-name="Source_20_Text"><text:span text:style-name="T16"> " Contiene la palabra \"cpu\" en la posición " </text:span></text:span><text:span text:style-name="Source_20_Text"><text:span text:style-name="T2">RSTART</text:span></text:span><text:span text:style-name="Source_20_Text"><text:span text:style-name="T16">}'</text:span></text:span></text:p>
      <text:p text:style-name="Preformatted_20_Text"><text:soft-page-break/><text:span text:style-name="Source_20_Text"><text:span text:style-name="T12">root <text:s text:c="10"/>9 <text:s/>0.0 <text:s/>0.0 <text:s text:c="5"/>0 <text:s text:c="4"/>0 ? <text:s text:c="7"/>I&lt; <text:s text:c="2"/>08:52 <text:s text:c="2"/>0:00 [mm_percpu_wq] Contiene la palabra "cpu" a la posición 75</text:span></text:span></text:p>
      <text:p text:style-name="Preformatted_20_Text"><text:span text:style-name="Source_20_Text"><text:span text:style-name="T12">root <text:s text:c="9"/>15 <text:s/>0.0 <text:s/>0.0 <text:s text:c="5"/>0 <text:s text:c="4"/>0 ? <text:s text:c="7"/>S <text:s text:c="3"/>08:52 <text:s text:c="2"/>0:00 [cpuhp/0] Contiene la palabra "cpu" en la posición 69</text:span></text:span></text:p>
      <text:p text:style-name="Preformatted_20_Text"><text:span text:style-name="Source_20_Text"><text:span text:style-name="T12">root <text:s text:c="9"/>16 <text:s/>0.0 <text:s/>0.0 <text:s text:c="5"/>0 <text:s text:c="4"/>0 ? <text:s text:c="7"/>S <text:s text:c="3"/>08:52 <text:s text:c="2"/>0:00 [cpuhp/1] Contiene la palabra "cpu" en la posición 69</text:span></text:span></text:p>
      <text:p text:style-name="P2"><text:span text:style-name="Source_20_Text"><text:span text:style-name="T12">root <text:s text:c="9"/>21 <text:s/>0.0 <text:s/>0.0 <text:s text:c="5"/>0 <text:s text:c="4"/>0 ? <text:s text:c="7"/>S <text:s text:c="3"/>08:52 <text:s text:c="2"/>0:00 [cpuhp/2] Contiene la palabra "cpu" en la posición 69</text:span></text:span></text:p>
      <text:p text:style-name="P7">La función <text:span text:style-name="Source_20_Text"><text:span text:style-name="T26">match($0, /cpu/)</text:span></text:span> busca todas las líneas que contienen un determinado patrón que en el caso del ejemplo es las letras cpu. Entonces mediante <text:span text:style-name="Source_20_Text"><text:span text:style-name="T15">print</text:span></text:span> y <text:span text:style-name="Source_20_Text"><text:span text:style-name="T1">RSTART</text:span></text:span> se imprimen o muestran en pantalla mostrando la posición en que aparece el patrón que estamos buscando.</text:p>
      <text:h text:style-name="Heading_20_3" text:outline-level="3">Mostrar la longitud de un patrón mediante el parámetro RLENGHT</text:h>
      <text:p text:style-name="P7">En el ejemplo del apartado anterior añadiremos que se muestre la longitud del patrón o texto que estamos buscando. Lo haremos con el parámetro <text:span text:style-name="Source_20_Text"><text:span text:style-name="T1">RLENGTH</text:span></text:span> del siguiente modo:</text:p>
      <text:p text:style-name="Preformatted_20_Text"><text:span text:style-name="Source_20_Text"><text:span text:style-name="T8">$</text:span></text:span><text:span text:style-name="Source_20_Text"><text:span text:style-name="T10"> </text:span></text:span><text:span text:style-name="Source_20_Text"><text:span text:style-name="T2">ps -aux | awk </text:span></text:span><text:span text:style-name="Source_20_Text"><text:span text:style-name="T16">'</text:span></text:span><text:span text:style-name="Source_20_Text"><text:span text:style-name="T27">match($0, /cpu/)</text:span></text:span><text:span text:style-name="Source_20_Text"><text:span text:style-name="T16"> {print </text:span></text:span><text:span text:style-name="Source_20_Text"><text:span text:style-name="T18">$0</text:span></text:span><text:span text:style-name="Source_20_Text"><text:span text:style-name="T16"> " La longitud de la expresión buscada es " </text:span></text:span><text:span text:style-name="Source_20_Text"><text:span text:style-name="T2">RSTART</text:span></text:span><text:span text:style-name="Source_20_Text"><text:span text:style-name="T16">" La longitud del parámetro buscado es " </text:span></text:span><text:span text:style-name="Source_20_Text"><text:span text:style-name="T2">RLENGTH</text:span></text:span><text:span text:style-name="Source_20_Text"><text:span text:style-name="T16">}'</text:span></text:span></text:p>
      <text:p text:style-name="Preformatted_20_Text"><text:span text:style-name="Source_20_Text"><text:span text:style-name="T12">root <text:s text:c="10"/>9 <text:s/>0.0 <text:s/>0.0 <text:s text:c="5"/>0 <text:s text:c="4"/>0 ? <text:s text:c="7"/>I&lt; <text:s text:c="2"/>08:52 <text:s text:c="2"/>0:00 [mm_percpu_wq] La longitud de la expresión buscada es 75 La longitud del parámetro buscado es 3</text:span></text:span></text:p>
      <text:p text:style-name="Preformatted_20_Text"><text:span text:style-name="Source_20_Text"><text:span text:style-name="T12">root <text:s text:c="9"/>15 <text:s/>0.0 <text:s/>0.0 <text:s text:c="5"/>0 <text:s text:c="4"/>0 ? <text:s text:c="7"/>S <text:s text:c="3"/>08:52 <text:s text:c="2"/>0:00 [cpuhp/0] La longitud de la expresión buscada es 69 La longitud del parámetro buscado es 3</text:span></text:span></text:p>
      <text:p text:style-name="Preformatted_20_Text"><text:span text:style-name="Source_20_Text"><text:span text:style-name="T12">root <text:s text:c="9"/>16 <text:s/>0.0 <text:s/>0.0 <text:s text:c="5"/>0 <text:s text:c="4"/>0 ? <text:s text:c="7"/>S <text:s text:c="3"/>08:52 <text:s text:c="2"/>0:00 [cpuhp/1] La longitud de la expresión buscada es 69 La longitud del parámetro buscado es 3</text:span></text:span></text:p>
      <text:p text:style-name="Preformatted_20_Text"><text:span text:style-name="Source_20_Text"><text:span text:style-name="T12">root <text:s text:c="9"/>21 <text:s/>0.0 <text:s/>0.0 <text:s text:c="5"/>0 <text:s text:c="4"/>0 ? <text:s text:c="7"/>S <text:s text:c="3"/>08:52 <text:s text:c="2"/>0:00 [cpuhp/2] La longitud de la expresión buscada es 69 La longitud del parámetro buscado es 3</text:span></text:span></text:p>
      <text:p text:style-name="P2"><text:span text:style-name="Source_20_Text"><text:span text:style-name="T12">joan <text:s text:c="5"/>411346 <text:s/>0.0 <text:s/>0.1 <text:s/>11300 <text:s/>3040 pts/0 <text:s text:c="3"/>R+ <text:s text:c="2"/>14:01 <text:s text:c="2"/>0:00 awk match($0, /cpu/) {print $0 " La longitud de la expresión buscada es " RSTART" La longitud del parámetro buscado es " RLENGTH} La longitud de la expresión buscada es 83 La longitud del parámetro buscado es 3</text:span></text:span></text:p>
      <text:h text:style-name="Heading_20_2" text:outline-level="2">REALIZAR OPERACIONES MATEMÁTICAS CON EL COMANDO AWK</text:h>
      <text:p text:style-name="P7">Awk permite realizar operaciones matemáticas con los números de un fichero de texto o con los números que generan las salidas de los comandos. También es capaz de por ejemplo realizar operaciones matemáticas con valores almacenados en variables. Algunos ejemplos de lo que acabo de citar son los siguientes.</text:p>
      <text:h text:style-name="Heading_20_3" text:outline-level="3">Realizar operaciones matemáticas con variables y awk</text:h>
      <text:p text:style-name="P7">Si tenemos una variable <text:span text:style-name="Source_20_Text"><text:span text:style-name="T31">a</text:span></text:span> al que le asignamos el valor 10 y una variable <text:span text:style-name="Source_20_Text"><text:span text:style-name="T31">b</text:span></text:span> al que le asignamos el valor 20 podemos ejecutar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32">-v a="10"</text:span></text:span><text:span text:style-name="Source_20_Text"><text:span text:style-name="T2"> </text:span></text:span><text:span text:style-name="Source_20_Text"><text:span text:style-name="T32">-v b="20"</text:span></text:span><text:span text:style-name="Source_20_Text"><text:span text:style-name="T2"> </text:span></text:span><text:span text:style-name="Source_20_Text"><text:span text:style-name="T16">'BEGIN {print "La multiplicación de a x b es", </text:span></text:span><text:span text:style-name="Source_20_Text"><text:span text:style-name="T32">a</text:span></text:span><text:span text:style-name="Source_20_Text"><text:span text:style-name="T28">*</text:span></text:span><text:span text:style-name="Source_20_Text"><text:span text:style-name="T32">b</text:span></text:span><text:span text:style-name="Source_20_Text"><text:span text:style-name="T16">;}'</text:span></text:span></text:p>
      <text:p text:style-name="P2"><text:span text:style-name="Source_20_Text"><text:span text:style-name="T12">La multiplicación de a x b es 200</text:span></text:span></text:p>
      <text:p text:style-name="P7"><text:span text:style-name="Strong_20_Emphasis">Nota:</text:span> Tenemos que usar la <text:span text:style-name="Source_20_Text"><text:span text:style-name="T15">BEGIN</text:span></text:span> porque no hay ninguna salida de texto o fichero a procesar. Todo lo que está dentro de <text:span text:style-name="Source_20_Text"><text:span text:style-name="T15">BEGIN</text:span></text:span> se ejecuta antes de procesarse un fichero o la salida de un comando. En contraposición <text:span text:style-name="Source_20_Text"><text:span text:style-name="T15">END</text:span></text:span> es todo lo que se ejecuta después de haber sido procesado un fichero o una salida de comando.</text:p>
      <text:p text:style-name="P7"><text:soft-page-break/><text:span text:style-name="Strong_20_Emphasis">Nota:</text:span> La forma de asignar una variable en <text:span text:style-name="Source_20_Text"><text:span text:style-name="T1">awk</text:span></text:span> es <text:span text:style-name="Source_20_Text"><text:span text:style-name="T31">-v variable="valor"</text:span></text:span></text:p>
      <text:p text:style-name="P7">Awk también permite llamar a variables que tenemos declaradas en nuestra shell de bash. Para ello lo haremos del modo que se muestra en el siguiente ejemplo:</text:p>
      <text:p text:style-name="Preformatted_20_Text"><text:span text:style-name="Source_20_Text"><text:span text:style-name="T8">$</text:span></text:span><text:span text:style-name="Source_20_Text"><text:span text:style-name="T10"> </text:span></text:span><text:span text:style-name="Source_20_Text"><text:span text:style-name="T32">a=1.5</text:span></text:span></text:p>
      <text:p text:style-name="Preformatted_20_Text"><text:span text:style-name="Source_20_Text"><text:span text:style-name="T8">$</text:span></text:span><text:span text:style-name="Source_20_Text"><text:span text:style-name="T10"> </text:span></text:span><text:span text:style-name="Source_20_Text"><text:span text:style-name="T32">b=4</text:span></text:span></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32">-v a="$a" -v b="$b"</text:span></text:span><text:span text:style-name="Source_20_Text"><text:span text:style-name="T2"> </text:span></text:span><text:span text:style-name="Source_20_Text"><text:span text:style-name="T16">'BEGIN {print "La multiplicación de a x b es", </text:span></text:span><text:span text:style-name="Source_20_Text"><text:span text:style-name="T32">a</text:span></text:span><text:span text:style-name="Source_20_Text"><text:span text:style-name="T28">*</text:span></text:span><text:span text:style-name="Source_20_Text"><text:span text:style-name="T32">b</text:span></text:span><text:span text:style-name="Source_20_Text"><text:span text:style-name="T16">;}'</text:span></text:span></text:p>
      <text:p text:style-name="P2"><text:span text:style-name="Source_20_Text"><text:span text:style-name="T12">La multiplicación de a x b es 6</text:span></text:span></text:p>
      <text:h text:style-name="Heading_20_3" text:outline-level="3">Calcular la raíz cuadrada de un número mediante awk</text:h>
      <text:p text:style-name="P7">Del mismo modo que realizamos una suma podemos realizar restas, divisiones, multiplicaciones, etc. Así que se queremos obtener la raíz cuadrada de 400 lo ha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BEGIN{print sqrt(400)}'</text:span></text:span></text:p>
      <text:p text:style-name="P2"><text:span text:style-name="Source_20_Text"><text:span text:style-name="T12">20</text:span></text:span></text:p>
      <text:p text:style-name="P7">También podemos obtener un listado que nos proporcione resultados de la raíz cuadrada de una serie de números. Para ello podemos hacer uso de un bucle for de la siguiente forma:</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BEGIN { for(</text:span></text:span><text:span text:style-name="Source_20_Text"><text:span text:style-name="T32">i=1; i&lt;=10; i</text:span></text:span><text:span text:style-name="Source_20_Text"><text:span text:style-name="T28">++</text:span></text:span><text:span text:style-name="Source_20_Text"><text:span text:style-name="T16">) print "La raíz cuadrada de", </text:span></text:span><text:span text:style-name="Source_20_Text"><text:span text:style-name="T32">i</text:span></text:span><text:span text:style-name="Source_20_Text"><text:span text:style-name="T28">*</text:span></text:span><text:span text:style-name="Source_20_Text"><text:span text:style-name="T32">i</text:span></text:span><text:span text:style-name="Source_20_Text"><text:span text:style-name="T16">, "es", </text:span></text:span><text:span text:style-name="Source_20_Text"><text:span text:style-name="T32">i</text:span></text:span><text:span text:style-name="Source_20_Text"><text:span text:style-name="T16">;}'</text:span></text:span></text:p>
      <text:p text:style-name="Preformatted_20_Text"><text:span text:style-name="Source_20_Text"><text:span text:style-name="T12">La raíz cuadrada de 1 es 1</text:span></text:span></text:p>
      <text:p text:style-name="Preformatted_20_Text"><text:span text:style-name="Source_20_Text"><text:span text:style-name="T12">La raíz cuadrada de 4 es 2</text:span></text:span></text:p>
      <text:p text:style-name="Preformatted_20_Text"><text:span text:style-name="Source_20_Text"><text:span text:style-name="T12">La raíz cuadrada de 9 es 3</text:span></text:span></text:p>
      <text:p text:style-name="Preformatted_20_Text"><text:span text:style-name="Source_20_Text"><text:span text:style-name="T12">La raíz cuadrada de 16 es 4</text:span></text:span></text:p>
      <text:p text:style-name="Preformatted_20_Text"><text:span text:style-name="Source_20_Text"><text:span text:style-name="T12">La raíz cuadrada de 25 es 5</text:span></text:span></text:p>
      <text:p text:style-name="Preformatted_20_Text"><text:span text:style-name="Source_20_Text"><text:span text:style-name="T12">La raíz cuadrada de 36 es 6</text:span></text:span></text:p>
      <text:p text:style-name="Preformatted_20_Text"><text:span text:style-name="Source_20_Text"><text:span text:style-name="T12">La raíz cuadrada de 49 es 7</text:span></text:span></text:p>
      <text:p text:style-name="Preformatted_20_Text"><text:span text:style-name="Source_20_Text"><text:span text:style-name="T12">La raíz cuadrada de 64 es 8</text:span></text:span></text:p>
      <text:p text:style-name="Preformatted_20_Text"><text:span text:style-name="Source_20_Text"><text:span text:style-name="T12">La raíz cuadrada de 81 es 9</text:span></text:span></text:p>
      <text:p text:style-name="P2"><text:span text:style-name="Source_20_Text"><text:span text:style-name="T12">La raíz cuadrada de 100 es 10</text:span></text:span></text:p>
      <text:p text:style-name="P7">Y en el caso que quisieran obtener la raíz cuadrada de todos los números existentes entre el 0 y el 1 lo podrían hacer del siguiente mo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BEGIN { for(</text:span></text:span><text:span text:style-name="Source_20_Text"><text:span text:style-name="T32">i=0; i&lt;=1; i=i</text:span></text:span><text:span text:style-name="Source_20_Text"><text:span text:style-name="T28">+</text:span></text:span><text:span text:style-name="Source_20_Text"><text:span text:style-name="T32">0.00001</text:span></text:span><text:span text:style-name="Source_20_Text"><text:span text:style-name="T16">) print "La raíz cuadrada de", </text:span></text:span><text:span text:style-name="Source_20_Text"><text:span text:style-name="T32">i</text:span></text:span><text:span text:style-name="Source_20_Text"><text:span text:style-name="T28">*</text:span></text:span><text:span text:style-name="Source_20_Text"><text:span text:style-name="T32">i</text:span></text:span><text:span text:style-name="Source_20_Text"><text:span text:style-name="T16">, "es", </text:span></text:span><text:span text:style-name="Source_20_Text"><text:span text:style-name="T32">i</text:span></text:span><text:span text:style-name="Source_20_Text"><text:span text:style-name="T16">;}'</text:span></text:span></text:p>
      <text:p text:style-name="Preformatted_20_Text"><text:span text:style-name="Source_20_Text"><text:span text:style-name="T12">...</text:span></text:span></text:p>
      <text:p text:style-name="Preformatted_20_Text"><text:span text:style-name="Source_20_Text"><text:span text:style-name="T12">...</text:span></text:span></text:p>
      <text:p text:style-name="Preformatted_20_Text"><text:span text:style-name="Source_20_Text"><text:span text:style-name="T12">...</text:span></text:span></text:p>
      <text:p text:style-name="Preformatted_20_Text"><text:span text:style-name="Source_20_Text"><text:span text:style-name="T12">La raíz cuadrada de 0.99986 es 0.99993</text:span></text:span></text:p>
      <text:p text:style-name="Preformatted_20_Text"><text:span text:style-name="Source_20_Text"><text:span text:style-name="T12">La raíz cuadrada de 0.99988 es 0.99994</text:span></text:span></text:p>
      <text:p text:style-name="Preformatted_20_Text"><text:span text:style-name="Source_20_Text"><text:span text:style-name="T12">La raíz cuadrada de 0.9999 es 0.99995</text:span></text:span></text:p>
      <text:p text:style-name="Preformatted_20_Text"><text:span text:style-name="Source_20_Text"><text:span text:style-name="T12">La raíz cuadrada de 0.99992 es 0.99996</text:span></text:span></text:p>
      <text:p text:style-name="Preformatted_20_Text"><text:span text:style-name="Source_20_Text"><text:span text:style-name="T12">La raíz cuadrada de 0.99994 es 0.99997</text:span></text:span></text:p>
      <text:p text:style-name="Preformatted_20_Text"><text:span text:style-name="Source_20_Text"><text:span text:style-name="T12">La raíz cuadrada de 0.99996 es 0.99998</text:span></text:span></text:p>
      <text:p text:style-name="P2"><text:span text:style-name="Source_20_Text"><text:span text:style-name="T12">La raíz cuadrada de 0.99998 es 0.99999</text:span></text:span></text:p>
      <text:h text:style-name="Heading_20_2" text:outline-level="2">EJECUTAR SCRIPTS CON EL COMANDO AWK</text:h>
      <text:p text:style-name="P7">Como dijimos en el inicio del artículo awk es un lenguaje de programación. Podemos construir funciones, bucles y generar scripts usando el lenguaje awk. En nuestro caso definiremos un script para trabajar con los resultados que nos devuelve el comando <text:span text:style-name="Source_20_Text"><text:span text:style-name="T1">df</text:span></text:span>.</text:p>
      <text:p text:style-name="Preformatted_20_Text"><text:span text:style-name="Source_20_Text"><text:span text:style-name="T8">$</text:span></text:span><text:span text:style-name="Source_20_Text"><text:span text:style-name="T10"> </text:span></text:span><text:span text:style-name="Source_20_Text"><text:span text:style-name="T2">sudo df</text:span></text:span></text:p>
      <text:p text:style-name="Preformatted_20_Text"><text:span text:style-name="Source_20_Text"><text:span text:style-name="T12">S.ficheros <text:s text:c="4"/>bloques de 1K <text:s text:c="3"/>Usados Disponibles Uso% Montado en</text:span></text:span></text:p>
      <text:p text:style-name="Preformatted_20_Text"><text:span text:style-name="Source_20_Text"><text:span text:style-name="T12">udev <text:s text:c="16"/>1467404 <text:s text:c="8"/>0 <text:s text:c="4"/>1467404 <text:s text:c="2"/>0% /dev</text:span></text:span></text:p>
      <text:p text:style-name="Preformatted_20_Text"><text:soft-page-break/><text:span text:style-name="Source_20_Text"><text:span text:style-name="T12">tmpfs <text:s text:c="16"/>298144 <text:s text:c="6"/>904 <text:s text:c="5"/>297240 <text:s text:c="2"/>1% /run</text:span></text:span></text:p>
      <text:p text:style-name="Preformatted_20_Text"><text:span text:style-name="Source_20_Text"><text:span text:style-name="T12">/dev/sda1 <text:s text:c="10"/>56648848 <text:s/>13155828 <text:s text:c="3"/>40582968 <text:s/>25% /</text:span></text:span></text:p>
      <text:p text:style-name="Preformatted_20_Text"><text:span text:style-name="Source_20_Text"><text:span text:style-name="T12">tmpfs <text:s text:c="15"/>1490708 <text:s text:c="3"/>351400 <text:s text:c="4"/>1139308 <text:s/>24% /dev/shm</text:span></text:span></text:p>
      <text:p text:style-name="Preformatted_20_Text"><text:span text:style-name="Source_20_Text"><text:span text:style-name="T12">tmpfs <text:s text:c="18"/>5120 <text:s text:c="8"/>4 <text:s text:c="7"/>5116 <text:s text:c="2"/>1% /run/lock</text:span></text:span></text:p>
      <text:p text:style-name="Preformatted_20_Text"><text:span text:style-name="Source_20_Text"><text:span text:style-name="T12">compartida <text:s text:c="8"/>499451928 415539964 <text:s text:c="3"/>83911964 <text:s/>84% /media</text:span></text:span></text:p>
      <text:p text:style-name="P2"><text:span text:style-name="Source_20_Text"><text:span text:style-name="T12">tmpfs <text:s text:c="16"/>298140 <text:s text:c="7"/>56 <text:s text:c="5"/>298084 <text:s text:c="2"/>1% /run/user/1000</text:span></text:span></text:p>
      <text:p text:style-name="P7">Lo que hará el script será lo siguiente:</text:p>
      <text:list xml:id="list486713098" text:style-name="L3">
        <text:list-item>
          <text:p text:style-name="P12">Mostrar solo las líneas que empiecen por la letra <text:span text:style-name="Source_20_Text"><text:span text:style-name="T26">t</text:span></text:span> y cuya capacidad disponible (<text:span text:style-name="T17">Columna 4 «$4»</text:span>) sea mayor a <text:span text:style-name="T1">6000k</text:span> </text:p>
        </text:list-item>
        <text:list-item>
          <text:p text:style-name="P13">De las columnas que se pueden mostrar solo imprimiremos en pantalla la <text:span text:style-name="T17">(Columna 1 «$1»)</text:span>, que corresponde a la unidad, y la suma de la <text:span text:style-name="T17">columnas 2 y 3</text:span> que corresponderá al espacio disponible.</text:p>
        </text:list-item>
      </text:list>
      <text:p text:style-name="P7">Para generar un script simple con nombre <text:span text:style-name="Source_20_Text"><text:span text:style-name="T1">capacidad.awk</text:span></text:span> ejecutaremos el siguiente comando:</text:p>
      <text:p text:style-name="P2"><text:span text:style-name="Source_20_Text"><text:span text:style-name="T8">$</text:span></text:span><text:span text:style-name="Source_20_Text"><text:span text:style-name="T10"> </text:span></text:span><text:span text:style-name="Source_20_Text"><text:span text:style-name="T2">nano capacidad.awk</text:span></text:span></text:p>
      <text:p text:style-name="P7">Una vez se abra el editor de textos escribiremos las instrucciones para conseguir nuestro propósito. En nuestro caso el código es el siguiente:</text:p>
      <text:p text:style-name="Preformatted_20_Text"><text:span text:style-name="Source_20_Text"><text:span text:style-name="T2">#!/usr/bin/awk -f</text:span></text:span></text:p>
      <text:p text:style-name="Preformatted_20_Text"/>
      <text:p text:style-name="Preformatted_20_Text"><text:span text:style-name="Source_20_Text"><text:span text:style-name="T16">BEGIN { printf </text:span></text:span><text:span text:style-name="Source_20_Text"><text:span text:style-name="T2">"%s\n"</text:span></text:span><text:span text:style-name="Source_20_Text"><text:span text:style-name="T25">,</text:span></text:span><text:span text:style-name="Source_20_Text"><text:span text:style-name="T16">"Voy a extraer las partes que me interesan del comando df" }</text:span></text:span></text:p>
      <text:p text:style-name="Preformatted_20_Text"><text:span text:style-name="Source_20_Text"><text:span text:style-name="T16">BEGIN { printf </text:span></text:span><text:span text:style-name="Source_20_Text"><text:span text:style-name="T2">"%s\t%s\n"</text:span></text:span><text:span text:style-name="Source_20_Text"><text:span text:style-name="T25">,</text:span></text:span><text:span text:style-name="Source_20_Text"><text:span text:style-name="T16">"Unidad","Capacidad disponible" }</text:span></text:span></text:p>
      <text:p text:style-name="P2"><text:span text:style-name="Source_20_Text"><text:span text:style-name="T27">/^t/</text:span></text:span><text:span text:style-name="Source_20_Text"><text:span text:style-name="T2"> <text:s/>&amp;&amp; </text:span></text:span><text:span text:style-name="Source_20_Text"><text:span text:style-name="T27">$4 &gt; 6000</text:span></text:span><text:span text:style-name="Source_20_Text"><text:span text:style-name="T2"> </text:span></text:span><text:span text:style-name="Source_20_Text"><text:span text:style-name="T16">{print </text:span></text:span><text:span text:style-name="Source_20_Text"><text:span text:style-name="T18">$1</text:span></text:span><text:span text:style-name="Source_20_Text"><text:span text:style-name="T25">"\t"</text:span></text:span><text:span text:style-name="Source_20_Text"><text:span text:style-name="T18">$2</text:span></text:span><text:span text:style-name="Source_20_Text"><text:span text:style-name="T25"> +</text:span></text:span><text:span text:style-name="Source_20_Text"><text:span text:style-name="T16"> </text:span></text:span><text:span text:style-name="Source_20_Text"><text:span text:style-name="T18">$3</text:span></text:span><text:span text:style-name="Source_20_Text"><text:span text:style-name="T25">"K"</text:span></text:span><text:span text:style-name="Source_20_Text"><text:span text:style-name="T16">}</text:span></text:span></text:p>
      <text:p text:style-name="P7">Ahora ejecutaremos el script del siguiente modo y veremos que obtenemos el resultado deseado:</text:p>
      <text:p text:style-name="Preformatted_20_Text"><text:span text:style-name="Source_20_Text"><text:span text:style-name="T8">$</text:span></text:span><text:span text:style-name="Source_20_Text"><text:span text:style-name="T10"> </text:span></text:span><text:span text:style-name="Source_20_Text"><text:span text:style-name="T2">sudo df | awk -f capacidad.awk</text:span></text:span><text:span text:style-name="Source_20_Text"><text:span text:style-name="T10"> </text:span></text:span></text:p>
      <text:p text:style-name="Preformatted_20_Text"/>
      <text:p text:style-name="Preformatted_20_Text"><text:span text:style-name="Source_20_Text"><text:span text:style-name="T12">Voy a extraer las partes que me interesan del comando df</text:span></text:span></text:p>
      <text:p text:style-name="Preformatted_20_Text"/>
      <text:p text:style-name="Preformatted_20_Text"><text:span text:style-name="Source_20_Text"><text:span text:style-name="T12">Unidad <text:s/>Capacidad disponible</text:span></text:span></text:p>
      <text:p text:style-name="Preformatted_20_Text"><text:span text:style-name="Source_20_Text"><text:span text:style-name="T12">tmpfs <text:s text:c="2"/>299048K</text:span></text:span></text:p>
      <text:p text:style-name="Preformatted_20_Text"><text:span text:style-name="Source_20_Text"><text:span text:style-name="T12">tmpfs <text:s text:c="2"/>1845180K</text:span></text:span></text:p>
      <text:p text:style-name="P2"><text:span text:style-name="Source_20_Text"><text:span text:style-name="T12">tmpfs <text:s text:c="2"/>298196K</text:span></text:span></text:p>
      <text:p text:style-name="P7">Si también quisiéramos añadir las líneas que empiezan por <text:span text:style-name="Source_20_Text"><text:span text:style-name="T1">c</text:span></text:span> dejaríamos el script <text:span text:style-name="Source_20_Text"><text:span text:style-name="T1">capacidad.awk</text:span></text:span> del siguiente modo:</text:p>
      <text:p text:style-name="Preformatted_20_Text"><text:span text:style-name="Source_20_Text"><text:span text:style-name="T8">#!/usr/bin/awk -f</text:span></text:span></text:p>
      <text:p text:style-name="Preformatted_20_Text"/>
      <text:p text:style-name="Preformatted_20_Text"><text:span text:style-name="Source_20_Text"><text:span text:style-name="T16">BEGIN { printf </text:span></text:span><text:span text:style-name="Source_20_Text"><text:span text:style-name="T2">"%s\n"</text:span></text:span><text:span text:style-name="Source_20_Text"><text:span text:style-name="T25">,</text:span></text:span><text:span text:style-name="Source_20_Text"><text:span text:style-name="T16">"Voy a extraer las partes que me interesan del comando df" }</text:span></text:span></text:p>
      <text:p text:style-name="Preformatted_20_Text"><text:span text:style-name="Source_20_Text"><text:span text:style-name="T16">BEGIN { printf </text:span></text:span><text:span text:style-name="Source_20_Text"><text:span text:style-name="T2">"%-12s %-3s\n"</text:span></text:span><text:span text:style-name="Source_20_Text"><text:span text:style-name="T25">,</text:span></text:span><text:span text:style-name="Source_20_Text"><text:span text:style-name="T16">"Unidad","Capacidad disponible" }</text:span></text:span></text:p>
      <text:p text:style-name="Preformatted_20_Text"><text:span text:style-name="Source_20_Text"><text:span text:style-name="T27">/^t/</text:span></text:span><text:span text:style-name="Source_20_Text"><text:span text:style-name="T8"> <text:s/></text:span></text:span><text:span text:style-name="Source_20_Text"><text:span text:style-name="T2">&amp;&amp;</text:span></text:span><text:span text:style-name="Source_20_Text"><text:span text:style-name="T8"> </text:span></text:span><text:span text:style-name="Source_20_Text"><text:span text:style-name="T27">$4 &gt; 6000</text:span></text:span><text:span text:style-name="Source_20_Text"><text:span text:style-name="T8"> </text:span></text:span><text:span text:style-name="Source_20_Text"><text:span text:style-name="T16">{printf </text:span></text:span><text:span text:style-name="Source_20_Text"><text:span text:style-name="T2">"%-12s %-23s\n"</text:span></text:span><text:span text:style-name="Source_20_Text"><text:span text:style-name="T25">,</text:span></text:span><text:span text:style-name="Source_20_Text"><text:span text:style-name="T16"> </text:span></text:span><text:span text:style-name="Source_20_Text"><text:span text:style-name="T18">$1</text:span></text:span><text:span text:style-name="Source_20_Text"><text:span text:style-name="T25">,</text:span></text:span><text:span text:style-name="Source_20_Text"><text:span text:style-name="T16"> </text:span></text:span><text:span text:style-name="Source_20_Text"><text:span text:style-name="T18">$2</text:span></text:span><text:span text:style-name="Source_20_Text"><text:span text:style-name="T25">+</text:span></text:span><text:span text:style-name="Source_20_Text"><text:span text:style-name="T18">$3</text:span></text:span><text:span text:style-name="Source_20_Text"><text:span text:style-name="T25">"K"</text:span></text:span><text:span text:style-name="Source_20_Text"><text:span text:style-name="T16">}</text:span></text:span></text:p>
      <text:p text:style-name="P2"><text:span text:style-name="Source_20_Text"><text:span text:style-name="T27">/^c/</text:span></text:span><text:span text:style-name="Source_20_Text"><text:span text:style-name="T2"> <text:s/>&amp;&amp; </text:span></text:span><text:span text:style-name="Source_20_Text"><text:span text:style-name="T27">$4 &gt; 6000</text:span></text:span><text:span text:style-name="Source_20_Text"><text:span text:style-name="T2"> </text:span></text:span><text:span text:style-name="Source_20_Text"><text:span text:style-name="T16">{printf </text:span></text:span><text:span text:style-name="Source_20_Text"><text:span text:style-name="T2">"%-12s %-23d\n"</text:span></text:span><text:span text:style-name="Source_20_Text"><text:span text:style-name="T25">,</text:span></text:span><text:span text:style-name="Source_20_Text"><text:span text:style-name="T16"> </text:span></text:span><text:span text:style-name="Source_20_Text"><text:span text:style-name="T18">$1</text:span></text:span><text:span text:style-name="Source_20_Text"><text:span text:style-name="T25">,</text:span></text:span><text:span text:style-name="Source_20_Text"><text:span text:style-name="T16"> </text:span></text:span><text:span text:style-name="Source_20_Text"><text:span text:style-name="T18">$2</text:span></text:span><text:span text:style-name="Source_20_Text"><text:span text:style-name="T25">+</text:span></text:span><text:span text:style-name="Source_20_Text"><text:span text:style-name="T18">$3</text:span></text:span><text:span text:style-name="Source_20_Text"><text:span text:style-name="T25">"K"</text:span></text:span><text:span text:style-name="Source_20_Text"><text:span text:style-name="T16">}</text:span></text:span></text:p>
      <text:p text:style-name="P7"><text:span text:style-name="Strong_20_Emphasis">Nota:</text:span> Si os fijáis en el contenido del script veremos que usamos la opción <text:span text:style-name="Source_20_Text"><text:span text:style-name="T15">printf</text:span></text:span> en lugar de <text:span text:style-name="Source_20_Text"><text:span text:style-name="T15">print</text:span></text:span>. De esta forma podemos dar formato a los datos de salida mostrados en pantalla. Los parámetros del comando <text:span text:style-name="Source_20_Text"><text:span text:style-name="T15">printf</text:span></text:span> harán lo siguiente:</text:p>
      <text:p text:style-name="P7"><text:span text:style-name="Source_20_Text"><text:span text:style-name="T1">%-</text:span></text:span>: Justificar el texto a la izquierda.<text:line-break/><text:span text:style-name="Source_20_Text"><text:span text:style-name="T1">%</text:span></text:span>: Justificar el texto a la derecha.<text:line-break/><text:soft-page-break/><text:span text:style-name="Source_20_Text"><text:span text:style-name="T1">12s</text:span></text:span>: String de 12 caracteres.<text:line-break/><text:span text:style-name="Source_20_Text"><text:span text:style-name="T1">23d</text:span></text:span>: 23 caracteres con formato numérico decimal.<text:line-break/><text:span text:style-name="Source_20_Text"><text:span text:style-name="T1">\n:</text:span></text:span> Inserta una nueva línea.</text:p>
      <text:p text:style-name="P7">Y el resultado obtenido seria el siguiente:</text:p>
      <text:p text:style-name="Preformatted_20_Text"><text:span text:style-name="Source_20_Text"><text:span text:style-name="T8">$</text:span></text:span><text:span text:style-name="Source_20_Text"><text:span text:style-name="T10"> </text:span></text:span><text:span text:style-name="Source_20_Text"><text:span text:style-name="T2">sudo df | awk -f capacidad.awk</text:span></text:span><text:span text:style-name="Source_20_Text"><text:span text:style-name="T10"> </text:span></text:span></text:p>
      <text:p text:style-name="Preformatted_20_Text"><text:span text:style-name="Source_20_Text"><text:span text:style-name="T12">Voy a extraer las partes que me interesan del comando df</text:span></text:span></text:p>
      <text:p text:style-name="Preformatted_20_Text"><text:span text:style-name="Source_20_Text"><text:span text:style-name="T12">Unidad <text:s text:c="6"/>Capacidad disponible</text:span></text:span></text:p>
      <text:p text:style-name="Preformatted_20_Text"><text:span text:style-name="Source_20_Text"><text:span text:style-name="T12">tmpfs <text:s text:c="7"/>299048</text:span></text:span></text:p>
      <text:p text:style-name="Preformatted_20_Text"><text:span text:style-name="Source_20_Text"><text:span text:style-name="T12">tmpfs <text:s text:c="7"/>1602408</text:span></text:span></text:p>
      <text:p text:style-name="Preformatted_20_Text"><text:span text:style-name="Source_20_Text"><text:span text:style-name="T12">compartida <text:s text:c="2"/>923949580</text:span></text:span></text:p>
      <text:p text:style-name="P2"><text:span text:style-name="Source_20_Text"><text:span text:style-name="T12">tmpfs <text:s text:c="7"/>298196</text:span></text:span></text:p>
      <text:h text:style-name="Heading_20_2" text:outline-level="2">BUSCAR Y REEMPLAZAR TEXTO CON CON EL COMANDO AWK Y GSUB</text:h>
      <text:p text:style-name="P7">Mediante la función <text:span text:style-name="Source_20_Text"><text:span text:style-name="T15">gsub</text:span></text:span> podemos buscar y reemplazar texto con <text:span text:style-name="Source_20_Text"><text:span text:style-name="T1">awk</text:span></text:span> de forma similar a como lo podemos hacer con sed. La función gsub se utiliza del siguiente modo:</text:p>
      <text:p text:style-name="P2"><text:span text:style-name="Source_20_Text"><text:span text:style-name="T16">gsub(</text:span></text:span><text:span text:style-name="Source_20_Text"><text:span text:style-name="T23">"letra_palabra_o_expresión_regular_a_buscar"</text:span></text:span><text:span text:style-name="Source_20_Text"><text:span text:style-name="T25">,</text:span></text:span><text:span text:style-name="Source_20_Text"><text:span text:style-name="T2"> </text:span></text:span><text:span text:style-name="Source_20_Text"><text:span text:style-name="T23">"texto_que_reemplaza_el_buscado"</text:span></text:span><text:span text:style-name="Source_20_Text"><text:span text:style-name="T25">,</text:span></text:span><text:span text:style-name="Source_20_Text"><text:span text:style-name="T2"> </text:span></text:span><text:span text:style-name="Source_20_Text"><text:span text:style-name="T18">lugar_donde_realizar_sustitución</text:span></text:span><text:span text:style-name="Source_20_Text"><text:span text:style-name="T16">)</text:span></text:span></text:p>
      <text:h text:style-name="Heading_20_3" text:outline-level="3">Buscar una expresión regular, palabra o letra y reemplazarla por otra</text:h>
      <text:p text:style-name="P7">Por lo tanto si partimos del fichero de texto <text:span text:style-name="Source_20_Text"><text:span text:style-name="T6">adams.</text:span></text:span><text:span text:style-name="Source_20_Text"><text:span text:style-name="T1">txt</text:span></text:span> que tiene el siguiente contenido:</text:p>
      <text:p text:style-name="P2"><text:span text:style-name="Source_20_Text"><text:span text:style-name="T8">G</text:span></text:span><text:span text:style-name="Source_20_Text"><text:span text:style-name="T9">anando experiencia con awk</text:span></text:span></text:p>
      <text:p text:style-name="P7">Y queremos reemplazar todas las <text:span text:style-name="Source_20_Text"><text:span text:style-name="T22">G</text:span></text:span> por <text:span text:style-name="Source_20_Text"><text:span text:style-name="T22">g</text:span></text:span> ejecutaremos el siguiente comando y obtendremos el siguiente resulta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 gsub("</text:span></text:span><text:span text:style-name="Source_20_Text"><text:span text:style-name="T23">G</text:span></text:span><text:span text:style-name="Source_20_Text"><text:span text:style-name="T16">"</text:span></text:span><text:span text:style-name="Source_20_Text"><text:span text:style-name="T25">,</text:span></text:span><text:span text:style-name="Source_20_Text"><text:span text:style-name="T16">"</text:span></text:span><text:span text:style-name="Source_20_Text"><text:span text:style-name="T23">g</text:span></text:span><text:span text:style-name="Source_20_Text"><text:span text:style-name="T16">"</text:span></text:span><text:span text:style-name="Source_20_Text"><text:span text:style-name="T25">,</text:span></text:span><text:span text:style-name="Source_20_Text"><text:span text:style-name="T18">$0</text:span></text:span><text:span text:style-name="Source_20_Text"><text:span text:style-name="T16">); print </text:span></text:span><text:span text:style-name="Source_20_Text"><text:span text:style-name="T18">$0</text:span></text:span><text:span text:style-name="Source_20_Text"><text:span text:style-name="T16"> }'</text:span></text:span><text:span text:style-name="Source_20_Text"><text:span text:style-name="T2"> ad</text:span></text:span><text:span text:style-name="Source_20_Text"><text:span text:style-name="T3">ams</text:span></text:span><text:span text:style-name="Source_20_Text"><text:span text:style-name="T2">.txt</text:span></text:span></text:p>
      <text:p text:style-name="P5"><text:span text:style-name="Source_20_Text"><text:span text:style-name="T12">g</text:span></text:span><text:span text:style-name="Source_20_Text"><text:span text:style-name="T13">anando experiencia con awk </text:span></text:span></text:p>
      <text:p text:style-name="P6">Buscar y reemplazar texto en únicamente una columna determinada</text:p>
      <text:p text:style-name="P7">En nuestro caso la salida del comando <text:span text:style-name="Source_20_Text"><text:span text:style-name="T1">df -h</text:span></text:span> es la siguiente:</text:p>
      <text:p text:style-name="Preformatted_20_Text"><text:span text:style-name="Source_20_Text"><text:span text:style-name="T8">$</text:span></text:span><text:span text:style-name="Source_20_Text"><text:span text:style-name="T10"> </text:span></text:span><text:span text:style-name="Source_20_Text"><text:span text:style-name="T2">sudo df -h</text:span></text:span></text:p>
      <text:p text:style-name="Preformatted_20_Text"><text:span text:style-name="Source_20_Text"><text:span text:style-name="T12">S.ficheros <text:s text:c="4"/>Tamaño Usados <text:s/>Disp Uso% Montado en</text:span></text:span></text:p>
      <text:p text:style-name="Preformatted_20_Text"><text:span text:style-name="Source_20_Text"><text:span text:style-name="T12">udev <text:s text:c="12"/>1,4G <text:s text:c="5"/>0 <text:s/>1,4G <text:s text:c="2"/>0% /dev</text:span></text:span></text:p>
      <text:p text:style-name="Preformatted_20_Text"><text:span text:style-name="Source_20_Text"><text:span text:style-name="T12">tmpfs <text:s text:c="11"/>292M <text:s text:c="2"/>916K <text:s/>291M <text:s text:c="2"/>1% /run</text:span></text:span></text:p>
      <text:p text:style-name="Preformatted_20_Text"><text:span text:style-name="Source_20_Text"><text:span text:style-name="T12">/dev/sda1 <text:s text:c="8"/>55G <text:s text:c="3"/>13G <text:s text:c="2"/>39G <text:s/>25% /</text:span></text:span></text:p>
      <text:p text:style-name="Preformatted_20_Text"><text:span text:style-name="Source_20_Text"><text:span text:style-name="T12">tmpfs <text:s text:c="11"/>1,5G <text:s text:c="2"/>122M <text:s/>1,4G <text:s text:c="2"/>9% /dev/shm</text:span></text:span></text:p>
      <text:p text:style-name="Preformatted_20_Text"><text:span text:style-name="Source_20_Text"><text:span text:style-name="T12">tmpfs <text:s text:c="11"/>5,0M <text:s text:c="2"/>4,0K <text:s/>5,0M <text:s text:c="2"/>1% /run/lock</text:span></text:span></text:p>
      <text:p text:style-name="Preformatted_20_Text"><text:span text:style-name="Source_20_Text"><text:span text:style-name="T12">compartida <text:s text:c="6"/>477G <text:s text:c="2"/>408G <text:s text:c="2"/>69G <text:s/>86% /media</text:span></text:span></text:p>
      <text:p text:style-name="P2"><text:span text:style-name="Source_20_Text"><text:span text:style-name="T12">tmpfs <text:s text:c="11"/>292M <text:s text:c="3"/>68K <text:s/>292M <text:s text:c="2"/>1% /run/user/1000</text:span></text:span></text:p>
      <text:p text:style-name="P7">Siguiendo el mismo procedimiento que en el apartado anterior, si en la segunda columna queremos reemplazar todas las <text:span text:style-name="Source_20_Text"><text:span text:style-name="T22">M</text:span></text:span> por <text:span text:style-name="T22">G</text:span> procederemos del siguiente modo:</text:p>
      <text:p text:style-name="Preformatted_20_Text"><text:span text:style-name="Source_20_Text"><text:span text:style-name="T8">$</text:span></text:span><text:span text:style-name="Source_20_Text"><text:span text:style-name="T10"> </text:span></text:span><text:span text:style-name="Source_20_Text"><text:span text:style-name="T2">sudo df -h | awk </text:span></text:span><text:span text:style-name="Source_20_Text"><text:span text:style-name="T16">'{ gsub("</text:span></text:span><text:span text:style-name="Source_20_Text"><text:span text:style-name="T23">M</text:span></text:span><text:span text:style-name="Source_20_Text"><text:span text:style-name="T16">"</text:span></text:span><text:span text:style-name="Source_20_Text"><text:span text:style-name="T25">,</text:span></text:span><text:span text:style-name="Source_20_Text"><text:span text:style-name="T16">"</text:span></text:span><text:span text:style-name="Source_20_Text"><text:span text:style-name="T23">G</text:span></text:span><text:span text:style-name="Source_20_Text"><text:span text:style-name="T16">"</text:span></text:span><text:span text:style-name="Source_20_Text"><text:span text:style-name="T25">,</text:span></text:span><text:span text:style-name="Source_20_Text"><text:span text:style-name="T18">$2</text:span></text:span><text:span text:style-name="Source_20_Text"><text:span text:style-name="T16">); print </text:span></text:span><text:span text:style-name="Source_20_Text"><text:span text:style-name="T18">$2</text:span></text:span><text:span text:style-name="Source_20_Text"><text:span text:style-name="T16"> }'</text:span></text:span></text:p>
      <text:p text:style-name="Preformatted_20_Text"><text:span text:style-name="Source_20_Text"><text:span text:style-name="T12">Tamaño</text:span></text:span></text:p>
      <text:p text:style-name="Preformatted_20_Text"><text:span text:style-name="Source_20_Text"><text:span text:style-name="T12">1,4G</text:span></text:span></text:p>
      <text:p text:style-name="Preformatted_20_Text"><text:span text:style-name="Source_20_Text"><text:span text:style-name="T12">292G</text:span></text:span></text:p>
      <text:p text:style-name="Preformatted_20_Text"><text:soft-page-break/><text:span text:style-name="Source_20_Text"><text:span text:style-name="T12">55G</text:span></text:span></text:p>
      <text:p text:style-name="Preformatted_20_Text"><text:span text:style-name="Source_20_Text"><text:span text:style-name="T12">1,5G</text:span></text:span></text:p>
      <text:p text:style-name="Preformatted_20_Text"><text:span text:style-name="Source_20_Text"><text:span text:style-name="T12">5,0G</text:span></text:span></text:p>
      <text:p text:style-name="P4"><text:span text:style-name="Source_20_Text"><text:span text:style-name="T10">477G</text:span></text:span></text:p>
      <text:p text:style-name="P2"><text:span text:style-name="Source_20_Text"><text:span text:style-name="T12">292G</text:span></text:span></text:p>
      <text:p text:style-name="P7">Si en vez de imprimir la primera columna queremos imprimir la primera y la segunda de forma que la tabulación sea perfecta usaremos <text:span text:style-name="Source_20_Text"><text:span text:style-name="T15">printf</text:span></text:span> del siguiente modo:</text:p>
      <text:p text:style-name="Preformatted_20_Text"><text:span text:style-name="Source_20_Text"><text:span text:style-name="T8">$</text:span></text:span><text:span text:style-name="Source_20_Text"><text:span text:style-name="T10"> </text:span></text:span><text:span text:style-name="Source_20_Text"><text:span text:style-name="T2">sudo df -h | awk </text:span></text:span><text:span text:style-name="Source_20_Text"><text:span text:style-name="T16">'{ gsub("</text:span></text:span><text:span text:style-name="Source_20_Text"><text:span text:style-name="T23">M</text:span></text:span><text:span text:style-name="Source_20_Text"><text:span text:style-name="T16">"</text:span></text:span><text:span text:style-name="Source_20_Text"><text:span text:style-name="T25">,</text:span></text:span><text:span text:style-name="Source_20_Text"><text:span text:style-name="T16">"</text:span></text:span><text:span text:style-name="Source_20_Text"><text:span text:style-name="T23">G</text:span></text:span><text:span text:style-name="Source_20_Text"><text:span text:style-name="T16">"</text:span></text:span><text:span text:style-name="Source_20_Text"><text:span text:style-name="T25">,</text:span></text:span><text:span text:style-name="Source_20_Text"><text:span text:style-name="T18">$2</text:span></text:span><text:span text:style-name="Source_20_Text"><text:span text:style-name="T16">); printf </text:span></text:span><text:span text:style-name="Source_20_Text"><text:span text:style-name="T2">"%-12s %-12s\n"</text:span></text:span><text:span text:style-name="Source_20_Text"><text:span text:style-name="T25">,</text:span></text:span><text:span text:style-name="Source_20_Text"><text:span text:style-name="T18">$1</text:span></text:span><text:span text:style-name="Source_20_Text"><text:span text:style-name="T25">,</text:span></text:span><text:span text:style-name="Source_20_Text"><text:span text:style-name="T18">$2</text:span></text:span><text:span text:style-name="Source_20_Text"><text:span text:style-name="T16"> }'</text:span></text:span></text:p>
      <text:p text:style-name="Preformatted_20_Text"><text:span text:style-name="Source_20_Text"><text:span text:style-name="T12">S.ficheros <text:s text:c="2"/>Tamaño <text:s text:c="5"/></text:span></text:span></text:p>
      <text:p text:style-name="Preformatted_20_Text"><text:span text:style-name="Source_20_Text"><text:span text:style-name="T12">udev <text:s text:c="8"/>1,4G <text:s text:c="7"/></text:span></text:span></text:p>
      <text:p text:style-name="Preformatted_20_Text"><text:span text:style-name="Source_20_Text"><text:span text:style-name="T12">tmpfs <text:s text:c="7"/>292G <text:s text:c="7"/></text:span></text:span></text:p>
      <text:p text:style-name="Preformatted_20_Text"><text:span text:style-name="Source_20_Text"><text:span text:style-name="T12">/dev/sda1 <text:s text:c="3"/>55G <text:s text:c="8"/></text:span></text:span></text:p>
      <text:p text:style-name="Preformatted_20_Text"><text:span text:style-name="Source_20_Text"><text:span text:style-name="T12">tmpfs <text:s text:c="7"/>1,5G <text:s text:c="7"/></text:span></text:span></text:p>
      <text:p text:style-name="Preformatted_20_Text"><text:span text:style-name="Source_20_Text"><text:span text:style-name="T12">tmpfs <text:s text:c="7"/>5,0G <text:s text:c="7"/></text:span></text:span></text:p>
      <text:p text:style-name="Preformatted_20_Text"><text:span text:style-name="Source_20_Text"><text:span text:style-name="T12">compartida <text:s text:c="2"/>477G <text:s text:c="7"/></text:span></text:span></text:p>
      <text:p text:style-name="P2"><text:span text:style-name="Source_20_Text"><text:span text:style-name="T12">tmpfs <text:s text:c="7"/>292G</text:span></text:span><text:span text:style-name="Source_20_Text"><text:span text:style-name="T10"> </text:span></text:span></text:p>
      <text:h text:style-name="Heading_20_2" text:outline-level="2">OTROS USOS QUE PODEMOS DAR AL COMANDO AWK</text:h>
      <text:p text:style-name="P7">Hemos visto que el comando awk tiene multitud de usos. A continuación y para finalizar el artículo mostraremos un par de usos simples no detallados anteriormente.</text:p>
      <text:h text:style-name="Heading_20_3" text:outline-level="3">Imprimir el contenido de un fichero con el comando awk</text:h>
      <text:p text:style-name="P7"><text:span text:style-name="Source_20_Text"><text:span text:style-name="T1">Awk</text:span></text:span> se puede utilizar de forma similar al comando <text:span text:style-name="Source_20_Text"><text:span text:style-name="T1">cat</text:span></text:span> para mostrar el contenido de los ficheros de nuestro equipo. A modo de ejemplo para visualizar el contenido del fichero <text:span text:style-name="Source_20_Text"><text:span text:style-name="T1">/</text:span></text:span><text:span text:style-name="Source_20_Text"><text:span text:style-name="T7">etc/passwd</text:span></text:span> lo podemos hacer del siguiente mo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print}'</text:span></text:span><text:span text:style-name="Source_20_Text"><text:span text:style-name="T2"> /</text:span></text:span><text:span text:style-name="Source_20_Text"><text:span text:style-name="T5">etc/passwd</text:span></text:span><text:span text:style-name="Source_20_Text"><text:span text:style-name="T10"> </text:span></text:span></text:p>
      <text:p text:style-name="Preformatted_20_Text"><text:span text:style-name="Source_20_Text"><text:span text:style-name="T12"/></text:span></text:p>
      <text:h text:style-name="Heading_20_3" text:outline-level="3">Ejecutar un comando de bash mediante el comando awk</text:h>
      <text:p text:style-name="P7">Awk permite ejecutar comandos bash sin ningún tipo de problema. Si por ejemplo queremos usar el comando <text:span text:style-name="Source_20_Text"><text:span text:style-name="T1">pwd</text:span></text:span> para imprimir la ruta en la que estamos ejecutaremos el siguiente comando:</text:p>
      <text:p text:style-name="Preformatted_20_Text"><text:span text:style-name="Source_20_Text"><text:span text:style-name="T8">$</text:span></text:span><text:span text:style-name="Source_20_Text"><text:span text:style-name="T10"> </text:span></text:span><text:span text:style-name="Source_20_Text"><text:span text:style-name="T2">awk </text:span></text:span><text:span text:style-name="Source_20_Text"><text:span text:style-name="T16">'BEGIN { system("</text:span></text:span><text:span text:style-name="Source_20_Text"><text:span text:style-name="T2">pwd</text:span></text:span><text:span text:style-name="Source_20_Text"><text:span text:style-name="T16">") }'</text:span></text:span></text:p>
      <text:p text:style-name="P2"><text:span text:style-name="Source_20_Text"><text:span text:style-name="T12">/home/a</text:span></text:span><text:span text:style-name="Source_20_Text"><text:span text:style-name="T14">lumno</text:spa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6T18:11:18.689352094</meta:creation-date>
    <dc:date>2022-11-06T20:33:41.662753419</dc:date>
    <meta:editing-duration>PT2M23S</meta:editing-duration>
    <meta:editing-cycles>1</meta:editing-cycles>
    <meta:document-statistic meta:table-count="0" meta:image-count="0" meta:object-count="0" meta:page-count="17" meta:paragraph-count="544" meta:word-count="5070" meta:character-count="31508" meta:non-whitespace-character-count="24712"/>
    <meta:generator>LibreOffice/7.3.6.2$Linux_X86_64 LibreOffice_project/30$Build-2</meta:generator>
  </office:meta>
</office:document-meta>
</file>